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77000003229DACD1A4.jpg"/>
  <manifest:file-entry manifest:media-type="image/jpeg" manifest:full-path="Pictures/1000000000000119000000C5DFE954A6.jpg"/>
  <manifest:file-entry manifest:media-type="image/jpeg" manifest:full-path="Pictures/100000000000029C0000015CC73277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Eras Md BT1" svg:font-family="'Eras Md BT'"/>
    <style:font-face style:name="NewsGotT1" svg:font-family="NewsGotT"/>
    <style:font-face style:name="OpenSymbol" svg:font-family="OpenSymbol"/>
    <style:font-face style:name="Tahoma2" svg:font-family="Tahoma"/>
    <style:font-face style:name="NewsGotT3" svg:font-family="NewsGotT" style:font-pitch="variable"/>
    <style:font-face style:name="NewsGotT2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5cm" style:rel-column-width="6451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Estimaciones" style:family="table">
      <style:table-properties style:width="16cm" table:align="margins"/>
    </style:style>
    <style:style style:name="Estimaciones.A" style:family="table-column">
      <style:table-column-properties style:column-width="4.239cm" style:rel-column-width="17360*"/>
    </style:style>
    <style:style style:name="Estimaciones.B" style:family="table-column">
      <style:table-column-properties style:column-width="9.14cm" style:rel-column-width="37438*"/>
    </style:style>
    <style:style style:name="Estimaciones.C" style:family="table-column">
      <style:table-column-properties style:column-width="2.621cm" style:rel-column-width="10737*"/>
    </style:style>
    <style:style style:name="Estimaciones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Estimaciones.C1" style:family="table-cell">
      <style:table-cell-properties fo:background-color="#b3b3b3" fo:padding="0.097cm" fo:border="0.05pt solid #000000">
        <style:background-image/>
      </style:table-cell-properties>
    </style:style>
    <style:style style:name="Estimaciones.A2" style:family="table-cell">
      <style:table-cell-properties fo:padding="0.097cm" fo:border-left="0.05pt solid #000000" fo:border-right="none" fo:border-top="none" fo:border-bottom="0.05pt solid #000000"/>
    </style:style>
    <style:style style:name="Estimaciones.B2" style:family="table-cell">
      <style:table-cell-properties fo:padding="0.097cm" fo:border-left="0.05pt solid #000000" fo:border-right="none" fo:border-top="none" fo:border-bottom="0.05pt solid #000000"/>
    </style:style>
    <style:style style:name="Estimac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3" style:family="table-cell">
      <style:table-cell-properties fo:padding="0.097cm" fo:border-left="0.05pt solid #000000" fo:border-right="none" fo:border-top="none" fo:border-bottom="0.05pt solid #000000"/>
    </style:style>
    <style:style style:name="Estimaciones.B3" style:family="table-cell">
      <style:table-cell-properties fo:padding="0.097cm" fo:border-left="0.05pt solid #000000" fo:border-right="none" fo:border-top="none" fo:border-bottom="0.05pt solid #000000"/>
    </style:style>
    <style:style style:name="Estimac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4" style:family="table-cell">
      <style:table-cell-properties fo:padding="0.097cm" fo:border-left="0.05pt solid #000000" fo:border-right="none" fo:border-top="none" fo:border-bottom="0.05pt solid #000000"/>
    </style:style>
    <style:style style:name="Estimaciones.B4" style:family="table-cell">
      <style:table-cell-properties fo:padding="0.097cm" fo:border-left="0.05pt solid #000000" fo:border-right="none" fo:border-top="none" fo:border-bottom="0.05pt solid #000000"/>
    </style:style>
    <style:style style:name="Estimac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5" style:family="table-cell">
      <style:table-cell-properties fo:padding="0.097cm" fo:border-left="0.05pt solid #000000" fo:border-right="none" fo:border-top="none" fo:border-bottom="0.05pt solid #000000"/>
    </style:style>
    <style:style style:name="Estimaciones.B5" style:family="table-cell">
      <style:table-cell-properties fo:padding="0.097cm" fo:border-left="0.05pt solid #000000" fo:border-right="none" fo:border-top="none" fo:border-bottom="0.05pt solid #000000"/>
    </style:style>
    <style:style style:name="Estimac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6" style:family="table-cell">
      <style:table-cell-properties fo:padding="0.097cm" fo:border-left="0.05pt solid #000000" fo:border-right="none" fo:border-top="none" fo:border-bottom="0.05pt solid #000000"/>
    </style:style>
    <style:style style:name="Estimaciones.B6" style:family="table-cell">
      <style:table-cell-properties fo:padding="0.097cm" fo:border-left="0.05pt solid #000000" fo:border-right="none" fo:border-top="none" fo:border-bottom="0.05pt solid #000000"/>
    </style:style>
    <style:style style:name="Estimac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7" style:family="table-cell">
      <style:table-cell-properties fo:padding="0.097cm" fo:border-left="0.05pt solid #000000" fo:border-right="none" fo:border-top="none" fo:border-bottom="0.05pt solid #000000"/>
    </style:style>
    <style:style style:name="Estimaciones.B7" style:family="table-cell">
      <style:table-cell-properties fo:padding="0.097cm" fo:border-left="0.05pt solid #000000" fo:border-right="none" fo:border-top="none" fo:border-bottom="0.05pt solid #000000"/>
    </style:style>
    <style:style style:name="Estimac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8" style:family="table-cell">
      <style:table-cell-properties fo:padding="0.097cm" fo:border-left="0.05pt solid #000000" fo:border-right="none" fo:border-top="none" fo:border-bottom="0.05pt solid #000000"/>
    </style:style>
    <style:style style:name="Estimaciones.B8" style:family="table-cell">
      <style:table-cell-properties fo:padding="0.097cm" fo:border-left="0.05pt solid #000000" fo:border-right="none" fo:border-top="none" fo:border-bottom="0.05pt solid #000000"/>
    </style:style>
    <style:style style:name="Estimac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9" style:family="table-cell">
      <style:table-cell-properties fo:padding="0.097cm" fo:border-left="0.05pt solid #000000" fo:border-right="none" fo:border-top="none" fo:border-bottom="0.05pt solid #000000"/>
    </style:style>
    <style:style style:name="Estimaciones.B9" style:family="table-cell">
      <style:table-cell-properties fo:padding="0.097cm" fo:border-left="0.05pt solid #000000" fo:border-right="none" fo:border-top="none" fo:border-bottom="0.05pt solid #000000"/>
    </style:style>
    <style:style style:name="Estimac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0" style:family="table-cell">
      <style:table-cell-properties fo:padding="0.097cm" fo:border-left="0.05pt solid #000000" fo:border-right="none" fo:border-top="none" fo:border-bottom="0.05pt solid #000000"/>
    </style:style>
    <style:style style:name="Estimaciones.B10" style:family="table-cell">
      <style:table-cell-properties fo:padding="0.097cm" fo:border-left="0.05pt solid #000000" fo:border-right="none" fo:border-top="none" fo:border-bottom="0.05pt solid #000000"/>
    </style:style>
    <style:style style:name="Estimac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1" style:family="table-cell">
      <style:table-cell-properties fo:padding="0.097cm" fo:border-left="0.05pt solid #000000" fo:border-right="none" fo:border-top="none" fo:border-bottom="0.05pt solid #000000"/>
    </style:style>
    <style:style style:name="Estimaciones.B11" style:family="table-cell">
      <style:table-cell-properties fo:padding="0.097cm" fo:border-left="0.05pt solid #000000" fo:border-right="none" fo:border-top="none" fo:border-bottom="0.05pt solid #000000"/>
    </style:style>
    <style:style style:name="Estimac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2" style:family="table-cell">
      <style:table-cell-properties fo:padding="0.097cm" fo:border-left="0.05pt solid #000000" fo:border-right="none" fo:border-top="none" fo:border-bottom="0.05pt solid #000000"/>
    </style:style>
    <style:style style:name="Estimaciones.B12" style:family="table-cell">
      <style:table-cell-properties fo:padding="0.097cm" fo:border-left="0.05pt solid #000000" fo:border-right="none" fo:border-top="none" fo:border-bottom="0.05pt solid #000000"/>
    </style:style>
    <style:style style:name="Estimac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3" style:family="table-cell">
      <style:table-cell-properties fo:padding="0.097cm" fo:border-left="0.05pt solid #000000" fo:border-right="none" fo:border-top="none" fo:border-bottom="0.05pt solid #000000"/>
    </style:style>
    <style:style style:name="Estimaciones.B13" style:family="table-cell">
      <style:table-cell-properties fo:padding="0.097cm" fo:border-left="0.05pt solid #000000" fo:border-right="none" fo:border-top="none" fo:border-bottom="0.05pt solid #000000"/>
    </style:style>
    <style:style style:name="Estimaciones.C13" style:family="table-cell">
      <style:table-cell-properties fo:padding="0.097cm" fo:border-left="0.05pt solid #000000" fo:border-right="0.05pt solid #000000" fo:border-top="none" fo:border-bottom="0.05pt solid #000000"/>
    </style:style>
    <style:style style:name="Estimaciones.A14" style:family="table-cell">
      <style:table-cell-properties fo:padding="0.097cm" fo:border-left="0.05pt solid #000000" fo:border-right="none" fo:border-top="none" fo:border-bottom="0.05pt solid #000000"/>
    </style:style>
    <style:style style:name="Estimaciones.B14" style:family="table-cell">
      <style:table-cell-properties fo:padding="0.097cm" fo:border-left="0.05pt solid #000000" fo:border-right="none" fo:border-top="none" fo:border-bottom="0.05pt solid #000000"/>
    </style:style>
    <style:style style:name="Estimaciones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loext:contextual-spacing="false"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exto_20_2">
      <style:paragraph-properties fo:margin-left="0cm" fo:margin-right="0cm" fo:text-indent="0cm" style:auto-text-indent="false"/>
      <style:text-properties fo:background-color="transparent"/>
    </style:style>
    <style:style style:name="P3" style:family="paragraph" style:parent-style-name="Table_20_Contents">
      <style:paragraph-properties loext:contextual-spacing="false"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Subtitle">
      <style:paragraph-properties fo:padding="0cm" fo:border="none"/>
    </style:style>
    <style:style style:name="P9" style:family="paragraph" style:parent-style-name="Title" style:master-page-name="">
      <style:paragraph-properties style:page-number="auto" fo:padding="0cm" fo:border="none"/>
    </style:style>
    <style:style style:name="P10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51pt solid #808080" style:shadow="none">
        <style:background-image/>
      </style:paragraph-properties>
    </style:style>
    <style:style style:name="P11" style:family="paragraph" style:parent-style-name="Standard">
      <style:text-properties style:font-name="NewsGotT3" fo:font-weight="normal" style:font-weight-asian="normal" style:font-weight-complex="normal"/>
    </style:style>
    <style:style style:name="P12" style:family="paragraph" style:parent-style-name="Standard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text-properties style:font-name="NewsGotT3" fo:font-size="11pt" style:font-size-asian="11pt" style:font-size-complex="11pt"/>
    </style:style>
    <style:style style:name="P16" style:family="paragraph" style:parent-style-name="Standard">
      <style:text-properties style:font-name="NewsGotT3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text-properties style:font-name="NewsGotT1" fo:font-size="10pt" style:font-size-asian="8.75pt" style:font-size-complex="10pt"/>
    </style:style>
    <style:style style:name="P21" style:family="paragraph" style:parent-style-name="Standard">
      <style:text-properties style:font-name="NewsGotT1" fo:font-size="10pt" style:font-size-asian="10pt" style:font-size-complex="10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size-asian="8.75pt" style:font-size-complex="10pt"/>
    </style:style>
    <style:style style:name="P30" style:family="paragraph" style:parent-style-name="Text_20_body">
      <style:paragraph-properties fo:text-align="justify" style:justify-single-word="false"/>
      <style:text-properties fo:color="#000000"/>
    </style:style>
    <style:style style:name="P31" style:family="paragraph" style:parent-style-name="Text_20_body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Nota_20_al_20_pié">
      <style:paragraph-properties fo:text-align="start" style:justify-single-word="false"/>
    </style:style>
    <style:style style:name="P35" style:family="paragraph" style:parent-style-name="Hoja_20_de_20_Control">
      <style:paragraph-properties fo:text-align="center" style:justify-single-word="false"/>
    </style:style>
    <style:style style:name="P36" style:family="paragraph" style:parent-style-name="Standard" style:master-page-name="Portada">
      <style:paragraph-properties style:page-number="auto"/>
    </style:style>
    <style:style style:name="P37" style:family="paragraph" style:parent-style-name="Standard" style:list-style-name="L1"/>
    <style:style style:name="P38" style:family="paragraph" style:parent-style-name="Standard" style:list-style-name="L1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 style:list-style-name="L2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0" style:family="paragraph" style:parent-style-name="Standard" style:list-style-name="L3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1" style:family="paragraph" style:parent-style-name="Standard" style:list-style-name="L11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2" style:family="paragraph" style:parent-style-name="Standard" style:list-style-name="L12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P43" style:family="paragraph" style:parent-style-name="Standard" style:list-style-name="L4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 style:list-style-name="L5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6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7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7" style:family="paragraph" style:parent-style-name="Standard" style:list-style-name="L10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8" style:family="paragraph" style:parent-style-name="Standard" style:list-style-name="L12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 style:list-style-name="L4">
      <style:text-properties style:font-name="NewsGotT3" fo:font-size="10pt" fo:font-weight="normal" fo:background-color="transparent" style:font-size-asian="10pt" style:font-weight-asian="normal" style:font-size-complex="10pt" style:font-weight-complex="normal"/>
    </style:style>
    <style:style style:name="P50" style:family="paragraph" style:parent-style-name="Standard" style:list-style-name="L8">
      <style:text-properties style:font-name="NewsGotT3" fo:font-size="10pt" style:font-size-asian="10pt" style:font-size-complex="10pt"/>
    </style:style>
    <style:style style:name="P51" style:family="paragraph" style:parent-style-name="Standard" style:list-style-name="L10">
      <style:text-properties style:font-name="NewsGotT3" fo:font-size="10pt" style:font-size-asian="10pt" style:font-size-complex="10pt"/>
    </style:style>
    <style:style style:name="P52" style:family="paragraph" style:parent-style-name="Standard" style:list-style-name="L14">
      <style:text-properties style:font-name="NewsGotT3" fo:font-size="10pt" style:font-size-asian="10pt" style:font-size-complex="10pt"/>
    </style:style>
    <style:style style:name="P53" style:family="paragraph" style:parent-style-name="Standard" style:list-style-name="L15">
      <style:text-properties style:font-name="NewsGotT3" fo:font-size="10pt" style:font-size-asian="10pt" style:font-size-complex="10pt"/>
    </style:style>
    <style:style style:name="P54" style:family="paragraph" style:parent-style-name="Standard" style:list-style-name="L17">
      <style:text-properties style:font-name="NewsGotT3" fo:font-size="10pt" style:font-size-asian="10pt" style:font-size-complex="10pt"/>
    </style:style>
    <style:style style:name="P55" style:family="paragraph" style:parent-style-name="Standard" style:list-style-name="L18">
      <style:text-properties style:font-name="NewsGotT3" fo:font-size="10pt" style:font-size-asian="10pt" style:font-size-complex="10pt"/>
    </style:style>
    <style:style style:name="P56" style:family="paragraph" style:parent-style-name="Standard" style:list-style-name="L13">
      <style:text-properties style:font-name="NewsGotT3" fo:font-size="10pt" style:text-underline-style="none" fo:font-weight="normal" style:font-size-asian="8.75pt" style:font-weight-asian="normal" style:font-size-complex="10pt" style:font-weight-complex="normal"/>
    </style:style>
    <style:style style:name="P57" style:family="paragraph" style:parent-style-name="Standard" style:list-style-name="L14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17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9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6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19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20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6">
      <style:text-properties style:font-name="NewsGotT3" fo:font-size="10pt" style:font-size-asian="8.75pt" style:font-size-complex="10pt"/>
    </style:style>
    <style:style style:name="P64" style:family="paragraph" style:parent-style-name="Standard" style:list-style-name="L19">
      <style:text-properties style:font-name="NewsGotT3" fo:font-size="10pt" style:font-size-asian="8.75pt" style:font-size-complex="10pt"/>
    </style:style>
    <style:style style:name="P65" style:family="paragraph" style:parent-style-name="Standard" style:list-style-name="L2"/>
    <style:style style:name="P66" style:family="paragraph" style:parent-style-name="Standard">
      <style:text-properties fo:background-color="transparent"/>
    </style:style>
    <style:style style:name="P67" style:family="paragraph" style:parent-style-name="Standard" style:list-style-name="L2">
      <style:text-properties fo:background-color="transparent"/>
    </style:style>
    <style:style style:name="P68" style:family="paragraph" style:parent-style-name="Standard" style:list-style-name="L9">
      <style:text-properties style:use-window-font-color="true" style:font-name="NewsGotT3" fo:font-size="10pt" style:font-size-asian="10pt" style:font-size-complex="10pt"/>
    </style:style>
    <style:style style:name="P69" style:family="paragraph" style:parent-style-name="Standard" style:list-style-name="L10">
      <style:text-properties style:use-window-font-color="true" style:font-name="NewsGotT3" fo:font-size="10pt" style:font-size-asian="10pt" style:font-size-complex="10pt"/>
    </style:style>
    <style:style style:name="P70" style:family="paragraph" style:parent-style-name="Standard" style:list-style-name="L12"/>
    <style:style style:name="P71" style:family="paragraph" style:parent-style-name="Standard" style:list-style-name="L13"/>
    <style:style style:name="P72" style:family="paragraph" style:parent-style-name="Standard">
      <style:text-properties style:font-name="Eras Md BT1" fo:font-size="12pt" style:text-underline-style="none" fo:font-weight="bold" style:font-size-asian="10.5pt" style:font-weight-asian="bold" style:font-size-complex="12pt" style:font-weight-complex="bold"/>
    </style:style>
    <style:style style:name="P73" style:family="paragraph" style:parent-style-name="Standard" style:list-style-name="L14"/>
    <style:style style:name="P74" style:family="paragraph" style:parent-style-name="Standard" style:list-style-name="L15"/>
    <style:style style:name="P75" style:family="paragraph" style:parent-style-name="Standard" style:list-style-name="L16"/>
    <style:style style:name="P76" style:family="paragraph" style:parent-style-name="Standard" style:list-style-name="L16">
      <style:text-properties style:font-name="NewsGotT1" fo:font-size="10pt" fo:font-weight="normal" style:font-size-asian="10pt" style:font-weight-asian="normal" style:font-size-complex="10pt" style:font-weight-complex="normal"/>
    </style:style>
    <style:style style:name="P77" style:family="paragraph" style:parent-style-name="Standard" style:list-style-name="L18">
      <style:text-properties style:font-name="NewsGotT1" fo:font-size="10pt" fo:font-weight="normal" style:font-size-asian="10pt" style:font-weight-asian="normal" style:font-size-complex="10pt" style:font-weight-complex="normal"/>
    </style:style>
    <style:style style:name="P78" style:family="paragraph" style:parent-style-name="Standard" style:list-style-name="L19">
      <style:text-properties style:font-name="NewsGotT1" fo:font-size="10pt" fo:font-weight="normal" style:font-size-asian="10pt" style:font-weight-asian="normal" style:font-size-complex="10pt" style:font-weight-complex="normal"/>
    </style:style>
    <style:style style:name="P79" style:family="paragraph" style:parent-style-name="Standard" style:list-style-name="L17">
      <style:text-properties style:font-name="NewsGotT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 style:list-style-name="L17"/>
    <style:style style:name="P81" style:family="paragraph" style:parent-style-name="Standard" style:list-style-name="L18"/>
    <style:style style:name="P82" style:family="paragraph" style:parent-style-name="Standard" style:list-style-name="L21"/>
    <style:style style:name="P83" style:family="paragraph" style:parent-style-name="Heading" style:master-page-name="Standard">
      <style:paragraph-properties style:page-number="auto"/>
    </style:style>
    <style:style style:name="P84" style:family="paragraph" style:parent-style-name="Heading_20_1">
      <style:text-properties style:font-name="Eras Md BT1" fo:font-size="14pt" fo:font-weight="bold" style:font-size-asian="14pt" style:font-weight-asian="bold" style:font-size-complex="14pt" style:font-weight-complex="bold"/>
    </style:style>
    <style:style style:name="P85" style:family="paragraph" style:parent-style-name="Heading_20_1">
      <style:paragraph-properties fo:break-before="page"/>
      <style:text-properties fo:background-color="transparent"/>
    </style:style>
    <style:style style:name="P86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87" style:family="paragraph" style:parent-style-name="Heading_20_2">
      <style:text-properties fo:background-color="transparent"/>
    </style:style>
    <style:style style:name="P88" style:family="paragraph" style:parent-style-name="Heading_20_2">
      <style:text-properties style:font-name="Eras Md BT1" fo:font-size="14pt" fo:font-weight="bold" style:font-size-asian="14pt" style:font-weight-asian="bold" style:font-size-complex="14pt" style:font-weight-complex="bold"/>
    </style:style>
    <style:style style:name="P89" style:family="paragraph" style:parent-style-name="Heading_20_3">
      <style:text-properties fo:background-color="transparent"/>
    </style:style>
    <style:style style:name="P90" style:family="paragraph" style:parent-style-name="Heading_20_3">
      <style:text-properties style:font-name="Eras Md BT1" fo:font-size="12pt" fo:font-weight="bold" fo:background-color="transparent" style:font-size-asian="10.5pt" style:font-weight-asian="bold" style:font-size-complex="12pt" style:font-weight-complex="bold"/>
    </style:style>
    <style:style style:name="P91" style:family="paragraph" style:parent-style-name="Heading_20_3">
      <style:text-properties style:font-name="Eras Md BT1" fo:font-size="12pt" fo:font-weight="bold" style:font-size-asian="12pt" style:font-weight-asian="bold" style:font-size-complex="12pt" style:font-weight-complex="bold"/>
    </style:style>
    <style:style style:name="P92" style:family="paragraph" style:parent-style-name="Heading_20_3">
      <style:text-properties style:font-name="Eras Md BT1" fo:font-size="12pt" fo:font-weight="bold" style:font-size-asian="10.5pt" style:font-weight-asian="bold" style:font-size-complex="12pt" style:font-weight-complex="bold"/>
    </style:style>
    <style:style style:name="P93" style:family="paragraph" style:parent-style-name="Heading_20_3">
      <style:text-properties style:font-name="Eras Md BT1" fo:font-weight="bold" style:font-weight-asian="bold" style:font-weight-complex="bold"/>
    </style:style>
    <style:style style:name="P9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style:font-name="NewsGotT3" fo:font-size="10pt" fo:font-weight="normal" style:font-size-asian="8.75pt" style:font-weight-asian="normal" style:font-size-complex="10pt" style:font-weight-complex="normal"/>
    </style:style>
    <style:style style:name="T5" style:family="text">
      <style:text-properties style:font-name="NewsGotT3" fo:font-size="10pt" fo:font-weight="normal" fo:background-color="transparent" style:font-size-asian="8.75pt" style:font-weight-asian="normal" style:font-size-complex="10pt" style:font-weight-complex="normal" loext:char-shading-value="0"/>
    </style:style>
    <style:style style:name="T6" style:family="text">
      <style:text-properties style:font-name="NewsGotT3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NewsGotT3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NewsGotT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NewsGotT3" fo:font-size="10pt" style:text-underline-style="none" fo:font-weight="normal" style:font-size-asian="8.75pt" style:font-weight-asian="normal" style:font-size-complex="10pt" style:font-weight-complex="normal"/>
    </style:style>
    <style:style style:name="T10" style:family="text">
      <style:text-properties style:font-name="NewsGotT3"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style:font-name="NewsGotT3" fo:font-size="10pt" style:font-size-asian="10pt" style:font-size-complex="10pt"/>
    </style:style>
    <style:style style:name="T12" style:family="text">
      <style:text-properties style:font-name="NewsGotT3" fo:font-size="10pt" style:font-size-asian="8.75pt" style:font-size-complex="10pt"/>
    </style:style>
    <style:style style:name="T13" style:family="text">
      <style:text-properties style:font-name="NewsGotT3" fo:font-style="normal" style:text-underline-style="none" fo:font-weight="normal" style:font-size-asian="10pt" style:font-style-asian="normal" style:font-weight-asian="normal" style:font-style-complex="normal" style:font-weight-complex="normal"/>
    </style:style>
    <style:style style:name="T14" style:family="text">
      <style:text-properties style:font-name="NewsGotT3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NewsGotT3" fo:font-weight="normal" style:font-weight-asian="normal" style:font-weight-complex="normal"/>
    </style:style>
    <style:style style:name="T16" style:family="text">
      <style:text-properties fo:font-size="10pt" fo:font-style="normal" style:text-underline-style="none" style:font-size-asian="8.75pt" style:font-style-asian="normal" style:font-size-complex="10pt" style:font-style-complex="normal"/>
    </style:style>
    <style:style style:name="T17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8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Eras Md BT1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9DACD1A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ubject>AG@TAv2</text:subject></text:p>
      <text:p text:style-name="P9"><text:title>Transferencia de Conocimiento</text:title></text:p>
      <text:p text:style-name="P8"/>
      <text:p text:style-name="P7"/>
      <text:p text:style-name="P7"/>
      <text:p text:style-name="P7"/>
      <text:p text:style-name="P7"/>
      <text:p text:style-name="Nota_20_al_20_pié">Versión: <text:keywords>0100</text:keywords></text:p>
      <text:p text:style-name="Nota_20_al_20_pié">Fecha: 30/07/2015</text:p>
      <text:p text:style-name="Nota_20_al_20_pié"/>
      <text:p text:style-name="Nota_20_al_20_pié"/>
      <text:p text:style-name="P34">[Versión del Producto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0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83"/>
      <text:p text:style-name="P35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3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onsejería de Hacienda y Administración Pública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Proyecto</text:p>
          </table:table-cell>
          <table:table-cell table:style-name="Tabla1.B4" table:number-columns-spanned="3" office:value-type="string">
            <text:p text:style-name="Table_20_Contents"><text:bookmark-start text:name="__DdeLink__323_258527374"/><text:subject>AG@TAv2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Entregable</text:p>
          </table:table-cell>
          <table:table-cell table:style-name="Tabla1.B4" table:number-columns-spanned="3" office:value-type="string">
            <text:p text:style-name="Table_20_Contents"><text:title>Transferencia de Conocimiento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Autor</text:p>
          </table:table-cell>
          <table:table-cell table:style-name="Tabla1.B4" table:number-columns-spanned="3" office:value-type="string">
            <text:p text:style-name="P27">Javier Diáñez Carmon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Versión/Edición</text:p>
          </table:table-cell>
          <table:table-cell table:style-name="Tabla1.B7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3">Fecha Versión</text:p>
          </table:table-cell>
          <table:table-cell table:style-name="Tabla1.D7" office:value-type="string">
            <text:p text:style-name="P26">30/07/2015</text:p>
          </table:table-cell>
        </table:table-row>
        <table:table-row>
          <table:table-cell table:style-name="Tabla1.A2" office:value-type="string">
            <text:p text:style-name="P23">Aprobado por</text:p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3">Fecha Aprobación</text:p>
          </table:table-cell>
          <table:table-cell table:style-name="Tabla1.D7" office:value-type="string">
            <text:p text:style-name="P26">DD/MM/AAAA</text:p>
          </table:table-cell>
        </table:table-row>
        <table:table-row>
          <table:table-cell table:style-name="Tabla1.A7" office:value-type="string">
            <text:p text:style-name="P23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3">Nº Total de Páginas</text:p>
          </table:table-cell>
          <table:table-cell table:style-name="Tabla1.D7" office:value-type="string">
            <text:p text:style-name="P26"><text:page-count>23</text:page-count></text:p>
          </table:table-cell>
        </table:table-row>
      </table:table>
      <text:p text:style-name="Standard"/>
      <text:p text:style-name="P18"/>
      <text:p text:style-name="P1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4">Versión</text:p>
          </table:table-cell>
          <table:table-cell table:style-name="Tabla3.A1" office:value-type="string">
            <text:p text:style-name="P24">Causa del Cambio</text:p>
          </table:table-cell>
          <table:table-cell table:style-name="Tabla3.A1" office:value-type="string">
            <text:p text:style-name="P24">Responsable del Cambio</text:p>
          </table:table-cell>
          <table:table-cell table:style-name="Tabla3.D1" office:value-type="string">
            <text:p text:style-name="P24">Fecha del Cambio</text:p>
          </table:table-cell>
        </table:table-row>
        <table:table-row>
          <table:table-cell table:style-name="Tabla3.A2" office:value-type="float" office:value="100">
            <text:p text:style-name="P26">0100</text:p>
          </table:table-cell>
          <table:table-cell table:style-name="Tabla3.B2" office:value-type="string">
            <text:p text:style-name="P26">Versión inicial</text:p>
          </table:table-cell>
          <table:table-cell table:style-name="Tabla3.C2" office:value-type="string">
            <text:p text:style-name="P28">Javier Diáñez Carmona</text:p>
          </table:table-cell>
          <table:table-cell table:style-name="Tabla3.D2" office:value-type="string">
            <text:p text:style-name="P26">30/07/2015</text:p>
          </table:table-cell>
        </table:table-row>
        <table:table-row>
          <table:table-cell table:style-name="Tabla3.A4" office:value-type="string">
            <text:p text:style-name="P26"/>
          </table:table-cell>
          <table:table-cell table:style-name="Tabla3.B3" office:value-type="string">
            <text:p text:style-name="P26"/>
          </table:table-cell>
          <table:table-cell table:style-name="Tabla3.C3" office:value-type="string">
            <text:p text:style-name="P26"/>
          </table:table-cell>
          <table:table-cell table:style-name="Tabla3.D3" office:value-type="string">
            <text:p text:style-name="P26"/>
          </table:table-cell>
        </table:table-row>
        <table:table-row>
          <table:table-cell table:style-name="Tabla3.A4" office:value-type="string">
            <text:p text:style-name="P26"/>
          </table:table-cell>
          <table:table-cell table:style-name="Tabla3.B4" office:value-type="string">
            <text:p text:style-name="P26"/>
          </table:table-cell>
          <table:table-cell table:style-name="Tabla3.C4" office:value-type="string">
            <text:p text:style-name="P26"/>
          </table:table-cell>
          <table:table-cell table:style-name="Tabla3.D4" office:value-type="string">
            <text:p text:style-name="P26"/>
          </table:table-cell>
        </table:table-row>
      </table:table>
      <text:p text:style-name="Standard"/>
      <text:p text:style-name="P18"/>
      <text:p text:style-name="P1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3">Nombre y Apellidos</text:p>
          </table:table-cell>
        </table:table-row>
        <table:table-row>
          <table:table-cell table:style-name="Tabla4.A7" office:value-type="string">
            <text:p text:style-name="P27">Jorge Sánchez Martín</text:p>
          </table:table-cell>
        </table:table-row>
        <table:table-row>
          <table:table-cell table:style-name="Tabla4.A7" office:value-type="string">
            <text:p text:style-name="Table_20_Contents">Francisco Rodríguez Corredor</text:p>
          </table:table-cell>
        </table:table-row>
        <table:table-row>
          <table:table-cell table:style-name="Tabla4.A7" office:value-type="string">
            <text:p text:style-name="Table_20_Contents">Manuel Rodríguez Sáez</text:p>
          </table:table-cell>
        </table:table-row>
        <table:table-row>
          <table:table-cell table:style-name="Tabla4.A7" office:value-type="string">
            <text:p text:style-name="Table_20_Contents">Israel Cárdenas Romero</text:p>
          </table:table-cell>
        </table:table-row>
        <table:table-row>
          <table:table-cell table:style-name="Tabla4.A7" office:value-type="string">
            <text:p text:style-name="Table_20_Contents">José María Palacio Carabias</text:p>
          </table:table-cell>
        </table:table-row>
        <table:table-row>
          <table:table-cell table:style-name="Tabla4.A7" office:value-type="string">
            <text:p text:style-name="Table_20_Contents">Javier Diáñez Carmon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86"><text:a xlink:type="simple" xlink:href="#__RefHeading__10085_141416701" text:style-name="Internet_20_link" text:visited-style-name="Internet_20_link">1 Introducción<text:tab/>6</text:a></text:p>
          <text:p text:style-name="P94"><text:a xlink:type="simple" xlink:href="#__RefHeading__10087_141416701" text:style-name="Internet_20_link" text:visited-style-name="Internet_20_link">1.1 Objeto y Alcance<text:tab/>6</text:a></text:p>
          <text:p text:style-name="P86"><text:a xlink:type="simple" xlink:href="#__RefHeading__12829_141416701" text:style-name="Internet_20_link" text:visited-style-name="Internet_20_link">2 Documentación existente<text:tab/>7</text:a></text:p>
          <text:p text:style-name="P94"><text:a xlink:type="simple" xlink:href="#__RefHeading__12831_141416701" text:style-name="Internet_20_link" text:visited-style-name="Internet_20_link">2.1 SAD (Sistema de Agenda Distribuido)<text:tab/>7</text:a></text:p>
          <text:p text:style-name="P95"><text:a xlink:type="simple" xlink:href="#__RefHeading__12833_141416701" text:style-name="Internet_20_link" text:visited-style-name="Internet_20_link">2.1.1 Manual de Instalación<text:tab/>7</text:a></text:p>
          <text:p text:style-name="P95"><text:a xlink:type="simple" xlink:href="#__RefHeading__2660_1258605006" text:style-name="Internet_20_link" text:visited-style-name="Internet_20_link">2.1.2 Manual de Actualización<text:tab/>8</text:a></text:p>
          <text:p text:style-name="P95"><text:a xlink:type="simple" xlink:href="#__RefHeading__2662_1258605006" text:style-name="Internet_20_link" text:visited-style-name="Internet_20_link">2.1.3 Manual de Usuario Ag@ta Addressbook Connector<text:tab/>9</text:a></text:p>
          <text:p text:style-name="P95"><text:a xlink:type="simple" xlink:href="#__RefHeading__2664_1258605006" text:style-name="Internet_20_link" text:visited-style-name="Internet_20_link">2.1.4 Manual de uso de la Interfaz de Servicios Web para desarrolladores<text:tab/>9</text:a></text:p>
          <text:p text:style-name="P95"><text:a xlink:type="simple" xlink:href="#__RefHeading__2666_1258605006" text:style-name="Internet_20_link" text:visited-style-name="Internet_20_link">2.1.5 Manual para generar los componentes de Thunderbird<text:tab/>9</text:a></text:p>
          <text:p text:style-name="P95"><text:a xlink:type="simple" xlink:href="#__RefHeading__2668_1258605006" text:style-name="Internet_20_link" text:visited-style-name="Internet_20_link">2.1.6 Manual de uso de los componentes Javascript para desarrolladores<text:tab/>9</text:a></text:p>
          <text:p text:style-name="P95"><text:a xlink:type="simple" xlink:href="#__RefHeading__2670_1258605006" text:style-name="Internet_20_link" text:visited-style-name="Internet_20_link">2.1.7 Guías de usuario<text:tab/>9</text:a></text:p>
          <text:p text:style-name="P95"><text:a xlink:type="simple" xlink:href="#__RefHeading__2672_1258605006" text:style-name="Internet_20_link" text:visited-style-name="Internet_20_link">2.1.8 Documento de requisitos de la versión incial del sistema<text:tab/>9</text:a></text:p>
          <text:p text:style-name="P94"><text:a xlink:type="simple" xlink:href="#__RefHeading__2674_1258605006" text:style-name="Internet_20_link" text:visited-style-name="Internet_20_link">2.2 CSA (Coordinador de Sistemas de Agenda)<text:tab/>10</text:a></text:p>
          <text:p text:style-name="P95"><text:a xlink:type="simple" xlink:href="#__RefHeading__2676_1258605006" text:style-name="Internet_20_link" text:visited-style-name="Internet_20_link">2.2.1 Manual de Instalación<text:tab/>10</text:a></text:p>
          <text:p text:style-name="P95"><text:a xlink:type="simple" xlink:href="#__RefHeading__2678_1258605006" text:style-name="Internet_20_link" text:visited-style-name="Internet_20_link">2.2.2 Manual de Actualización<text:tab/>10</text:a></text:p>
          <text:p text:style-name="P95"><text:a xlink:type="simple" xlink:href="#__RefHeading__2680_1258605006" text:style-name="Internet_20_link" text:visited-style-name="Internet_20_link">2.2.3 Guía de Usuario Administrador<text:tab/>11</text:a></text:p>
          <text:p text:style-name="P95"><text:a xlink:type="simple" xlink:href="#__RefHeading__2682_1258605006" text:style-name="Internet_20_link" text:visited-style-name="Internet_20_link">2.2.4 Guía de Operación y Mantenimiento<text:tab/>11</text:a></text:p>
          <text:p text:style-name="P95"><text:a xlink:type="simple" xlink:href="#__RefHeading__2684_1258605006" text:style-name="Internet_20_link" text:visited-style-name="Internet_20_link">2.2.5 Plan de Pruebas Funcionales<text:tab/>12</text:a></text:p>
          <text:p text:style-name="P95"><text:a xlink:type="simple" xlink:href="#__RefHeading__2686_1258605006" text:style-name="Internet_20_link" text:visited-style-name="Internet_20_link">2.2.6 Documento de requisitos de la versión incial del sistema<text:tab/>12</text:a></text:p>
          <text:p text:style-name="P94"><text:a xlink:type="simple" xlink:href="#__RefHeading__2688_1258605006" text:style-name="Internet_20_link" text:visited-style-name="Internet_20_link">2.3 Funambol para MS Outlook<text:tab/>12</text:a></text:p>
          <text:p text:style-name="P94"><text:a xlink:type="simple" xlink:href="#__RefHeading__2690_1258605006" text:style-name="Internet_20_link" text:visited-style-name="Internet_20_link">2.4 Ag@ta Addressbook Connector<text:tab/>12</text:a></text:p>
          <text:p text:style-name="P86"><text:a xlink:type="simple" xlink:href="#__RefHeading__2692_1258605006" text:style-name="Internet_20_link" text:visited-style-name="Internet_20_link">3 Plantillas de MADEJA<text:tab/>13</text:a></text:p>
          <text:p text:style-name="P86"><text:a xlink:type="simple" xlink:href="#__RefHeading__2694_1258605006" text:style-name="Internet_20_link" text:visited-style-name="Internet_20_link">4 Documentación requerida<text:tab/>14</text:a></text:p>
          <text:p text:style-name="P86"><text:a xlink:type="simple" xlink:href="#__RefHeading__2696_1258605006" text:style-name="Internet_20_link" text:visited-style-name="Internet_20_link">5 Documentación a generar<text:tab/>15</text:a></text:p>
          <text:p text:style-name="P94"><text:a xlink:type="simple" xlink:href="#__RefHeading__2698_1258605006" text:style-name="Internet_20_link" text:visited-style-name="Internet_20_link">5.1 General<text:tab/>15</text:a></text:p>
          <text:p text:style-name="P95"><text:a xlink:type="simple" xlink:href="#__RefHeading__2700_1258605006" text:style-name="Internet_20_link" text:visited-style-name="Internet_20_link">5.1.1 Documento de Definición y Arquitectura<text:tab/>15</text:a></text:p>
          <text:p text:style-name="P94"><text:a xlink:type="simple" xlink:href="#__RefHeading__2702_1258605006" text:style-name="Internet_20_link" text:visited-style-name="Internet_20_link">5.2 SAD<text:tab/>15</text:a></text:p>
          <text:p text:style-name="P95"><text:a xlink:type="simple" xlink:href="#__RefHeading__2704_1258605006" text:style-name="Internet_20_link" text:visited-style-name="Internet_20_link">5.2.1 Manual de Instalación<text:tab/>15</text:a></text:p>
          <text:p text:style-name="P95"><text:a xlink:type="simple" xlink:href="#__RefHeading__2706_1258605006" text:style-name="Internet_20_link" text:visited-style-name="Internet_20_link">5.2.2 Manual de Actualización<text:tab/>15</text:a></text:p>
          <text:p text:style-name="P95"><text:soft-page-break/><text:a xlink:type="simple" xlink:href="#__RefHeading__2708_1258605006" text:style-name="Internet_20_link" text:visited-style-name="Internet_20_link">5.2.3 Manual de Usuario<text:tab/>15</text:a></text:p>
          <text:p text:style-name="P95"><text:a xlink:type="simple" xlink:href="#__RefHeading__2710_1258605006" text:style-name="Internet_20_link" text:visited-style-name="Internet_20_link">5.2.4 Manual de Administración<text:tab/>17</text:a></text:p>
          <text:p text:style-name="P95"><text:a xlink:type="simple" xlink:href="#__RefHeading__2712_1258605006" text:style-name="Internet_20_link" text:visited-style-name="Internet_20_link">5.2.5 Documento de Requisitos del Sistema<text:tab/>18</text:a></text:p>
          <text:p text:style-name="P95"><text:a xlink:type="simple" xlink:href="#__RefHeading__2714_1258605006" text:style-name="Internet_20_link" text:visited-style-name="Internet_20_link">5.2.6 Documento de Análisis del Sistema<text:tab/>19</text:a></text:p>
          <text:p text:style-name="P95"><text:a xlink:type="simple" xlink:href="#__RefHeading__2716_1258605006" text:style-name="Internet_20_link" text:visited-style-name="Internet_20_link">5.2.7 Documento de Diseño del Sistema<text:tab/>19</text:a></text:p>
          <text:p text:style-name="P94"><text:a xlink:type="simple" xlink:href="#__RefHeading__2718_1258605006" text:style-name="Internet_20_link" text:visited-style-name="Internet_20_link">5.3 CSA<text:tab/>20</text:a></text:p>
          <text:p text:style-name="P95"><text:a xlink:type="simple" xlink:href="#__RefHeading__2720_1258605006" text:style-name="Internet_20_link" text:visited-style-name="Internet_20_link">5.3.1 Documento de Requisitos del Sistema<text:tab/>20</text:a></text:p>
          <text:p text:style-name="P95"><text:a xlink:type="simple" xlink:href="#__RefHeading__2722_1258605006" text:style-name="Internet_20_link" text:visited-style-name="Internet_20_link">5.3.2 Documento de Análisis del Sistema<text:tab/>21</text:a></text:p>
          <text:p text:style-name="P95"><text:a xlink:type="simple" xlink:href="#__RefHeading__2724_1258605006" text:style-name="Internet_20_link" text:visited-style-name="Internet_20_link">5.3.3 Documento de Diseño del Sistema<text:tab/>21</text:a></text:p>
          <text:p text:style-name="P94"><text:a xlink:type="simple" xlink:href="#__RefHeading__2726_1258605006" text:style-name="Internet_20_link" text:visited-style-name="Internet_20_link">5.4 Funambol para MS Outlook<text:tab/>22</text:a></text:p>
          <text:p text:style-name="P95"><text:a xlink:type="simple" xlink:href="#__RefHeading__2728_1258605006" text:style-name="Internet_20_link" text:visited-style-name="Internet_20_link">5.4.1 Documento de desarrollo<text:tab/>22</text:a></text:p>
          <text:p text:style-name="P94"><text:a xlink:type="simple" xlink:href="#__RefHeading__2730_1258605006" text:style-name="Internet_20_link" text:visited-style-name="Internet_20_link">5.5 Ag@ta Addressbook Connector<text:tab/>22</text:a></text:p>
          <text:p text:style-name="P95"><text:a xlink:type="simple" xlink:href="#__RefHeading__2732_1258605006" text:style-name="Internet_20_link" text:visited-style-name="Internet_20_link">5.5.1 Documento de desarrollo<text:tab/>22</text:a></text:p>
          <text:p text:style-name="P86"><text:a xlink:type="simple" xlink:href="#__RefHeading__2734_1258605006" text:style-name="Internet_20_link" text:visited-style-name="Internet_20_link">6 Estimación de la documentación<text:tab/>23</text:a></text:p>
        </text:index-body>
      </text:table-of-content>
      <text:p text:style-name="Text_20_body"/>
      <text:p text:style-name="P33"><text:s/></text:p>
      <text:p text:style-name="P33"/>
      <text:h text:style-name="Heading_20_1" text:outline-level="1"><text:bookmark-start text:name="__RefHeading__10085_141416701"/>Introducción<text:bookmark-end text:name="__RefHeading__10085_141416701"/></text:h>
      <text:h text:style-name="Heading_20_2" text:outline-level="2"><text:bookmark-start text:name="__RefHeading__10087_141416701"/>Objeto y Alcance<text:bookmark-end text:name="__RefHeading__10087_141416701"/></text:h>
      <text:p text:style-name="Standard">Este documento recoge el análisis realizado sobre la documentación existente actualmente en el sistema y las plantillas disponibles en MADEJA, con el objetivo de identificar las necesidades de documentación <text:span text:style-name="T2">a generar.</text:span></text:p>
      <text:p text:style-name="P2"/>
      <text:h text:style-name="P85" text:outline-level="1"><text:bookmark-start text:name="__RefHeading__12829_141416701"/>Documentación existente<text:bookmark-end text:name="__RefHeading__12829_141416701"/></text:h>
      <text:h text:style-name="P87" text:outline-level="2"><text:bookmark-start text:name="__RefHeading__12831_141416701"/>SAD (Sistema de Agenda Distribuido)<text:bookmark-end text:name="__RefHeading__12831_141416701"/></text:h>
      <text:h text:style-name="P89" text:outline-level="3"><text:bookmark-start text:name="__RefHeading__12833_141416701"/>Manual de Instalación<text:bookmark-end text:name="__RefHeading__12833_141416701"/></text:h>
      <text:p text:style-name="P17">El manual de Instalación existente dispone del siguiente contenido:</text:p>
      <text:list xml:id="list29233375" text:style-name="L1">
        <text:list-item>
          <text:p text:style-name="P38">1 INTRODUCCIÓN</text:p>
          <text:list>
            <text:list-item>
              <text:p text:style-name="P38">1.1 Objeto</text:p>
            </text:list-item>
            <text:list-item>
              <text:p text:style-name="P38">1.2 Alcance</text:p>
            </text:list-item>
          </text:list>
        </text:list-item>
        <text:list-item>
          <text:p text:style-name="P37">2 D<text:span text:style-name="T4">ESCRIPCIÓN DEL SISTEMA</text:span></text:p>
          <text:list>
            <text:list-item>
              <text:p text:style-name="P38">2.1 Antecedentes y descripción funcional del sistema</text:p>
            </text:list-item>
            <text:list-item>
              <text:p text:style-name="P38">2.2 Componentes fundamentales</text:p>
            </text:list-item>
            <text:list-item>
              <text:p text:style-name="P38">2.3 Relación con otros sistemas</text:p>
            </text:list-item>
          </text:list>
        </text:list-item>
        <text:list-item>
          <text:p text:style-name="P38">3 TIPOS DE IMPLANTACIÓN</text:p>
          <text:list>
            <text:list-item>
              <text:p text:style-name="P38">3.1 Implantación básica (1 nodo)</text:p>
            </text:list-item>
            <text:list-item>
              <text:p text:style-name="P38">3.2 Implantación avanzada (HA, varios nodos)</text:p>
              <text:list>
                <text:list-item>
                  <text:p text:style-name="P38">3.2.1 Balanceo de carga y aceleración SSL por hardware</text:p>
                </text:list-item>
                <text:list-item>
                  <text:p text:style-name="P38">3.2.2 Balanceo de carga y aceleración SSL por software</text:p>
                </text:list-item>
                <text:list-item>
                  <text:p text:style-name="P38">3.2.3 Balanceo de carga por hardware y aceleración SSL por software</text:p>
                </text:list-item>
              </text:list>
            </text:list-item>
            <text:list-item>
              <text:p text:style-name="P38">3.3 Instalación de front-end HTTPS</text:p>
            </text:list-item>
            <text:list-item>
              <text:p text:style-name="P38">3.4 Integración con WebSSO</text:p>
            </text:list-item>
          </text:list>
        </text:list-item>
        <text:list-item>
          <text:p text:style-name="P38">4 RECURSOS HARDWARE</text:p>
          <text:list>
            <text:list-item>
              <text:p text:style-name="P38">4.1 Servidores</text:p>
            </text:list-item>
            <text:list-item>
              <text:p text:style-name="P38">4.2 Estaciones cliente</text:p>
            </text:list-item>
            <text:list-item>
              <text:p text:style-name="P38">4.3 Conectividad</text:p>
            </text:list-item>
          </text:list>
        </text:list-item>
        <text:list-item>
          <text:p text:style-name="P38">5 RECURSOS SOFTWARE</text:p>
          <text:list>
            <text:list-item>
              <text:p text:style-name="P38">5.1 Matriz de certificación</text:p>
            </text:list-item>
            <text:list-item>
              <text:p text:style-name="P38">5.2 Restricciones técnicas del sistema</text:p>
            </text:list-item>
            <text:list-item>
              <text:p text:style-name="P38">5.3 Requisitos de otros sistemas</text:p>
            </text:list-item>
          </text:list>
        </text:list-item>
        <text:list-item>
          <text:p text:style-name="P38">6 INSTALACIÓN Y CONFIGURACIÓN DEL SOFTWARE BASE</text:p>
        </text:list-item>
        <text:list-item>
          <text:p text:style-name="P38">7 CONFIGURACIÓN DEL SISTEMA</text:p>
          <text:list>
            <text:list-item>
              <text:p text:style-name="P38">7.1 Configuración global del SAD</text:p>
            </text:list-item>
            <text:list-item>
              <text:p text:style-name="P38">7.2 Propiedades del fichero de configuración sad-service.xml</text:p>
            </text:list-item>
            <text:list-item>
              <text:p text:style-name="P38">7.3 Configuración de SAD-web</text:p>
            </text:list-item>
            <text:list-item>
              <text:p text:style-name="P38">7.4 Configuración de SAD-web-admin</text:p>
            </text:list-item>
            <text:list-item>
              <text:p text:style-name="P38">7.5 Configuración de SAD-comm</text:p>
            </text:list-item>
            <text:list-item>
              <text:p text:style-name="P38">7.6 Configuración de SAD-dav</text:p>
            </text:list-item>
            <text:list-item>
              <text:p text:style-name="P38">7.7 Configuración de SAD-sync-connector</text:p>
            </text:list-item>
            <text:list-item>
              <text:p text:style-name="P38">7.8 Configuración de sad-sync-security</text:p>
            </text:list-item>
            <text:list-item>
              <text:p text:style-name="P38">7.9 Configuración de Funambol</text:p>
            </text:list-item>
          </text:list>
        </text:list-item>
        <text:list-item>
          <text:p text:style-name="P38">8 COMPILACIÓN DEL SISTEMA</text:p>
          <text:list>
            <text:list-item>
              <text:p text:style-name="P38">8.1 Generación de documentación</text:p>
            </text:list-item>
            <text:list-item>
              <text:p text:style-name="P38">8.2 Configuración del perfil de Maven</text:p>
            </text:list-item>
          </text:list>
        </text:list-item>
        <text:list-item>
          <text:p text:style-name="P38">9 INSTALACIÓN DEL SISTEMA</text:p>
          <text:list>
            <text:list-item>
              <text:p text:style-name="P38">9.1 Requisitos previos</text:p>
              <text:list>
                <text:list-item>
                  <text:p text:style-name="P38"><text:soft-page-break/>9.1.1 Instalación del servidor de sincronización Funambol</text:p>
                </text:list-item>
                <text:list-item>
                  <text:p text:style-name="P38">9.1.2 Obtención de los binarios del SAD</text:p>
                </text:list-item>
                <text:list-item>
                  <text:p text:style-name="P38">9.1.3 Creación del esquema de base de datos del SAD</text:p>
                </text:list-item>
                <text:list-item>
                  <text:p text:style-name="P38">9.1.4 Comprobación de los requisitos previos</text:p>
                </text:list-item>
              </text:list>
            </text:list-item>
            <text:list-item>
              <text:p text:style-name="P38">9.2 Particularización de las propiedades de configuración</text:p>
            </text:list-item>
            <text:list-item>
              <text:p text:style-name="P38">9.3 Procedimiento de instalación</text:p>
              <text:list>
                <text:list-item>
                  <text:p text:style-name="P38">9.3.1 Despliegue del módulo SAD-sync-connector</text:p>
                </text:list-item>
                <text:list-item>
                  <text:p text:style-name="P38">9.3.2 Despliegue del módulo SAD-sync-security</text:p>
                </text:list-item>
                <text:list-item>
                  <text:p text:style-name="P38">9.3.3 Inicialización del SAD</text:p>
                  <text:list>
                    <text:list-item>
                      <text:p text:style-name="P38">9.3.3.1 Pre-requisitos</text:p>
                    </text:list-item>
                    <text:list-item>
                      <text:p text:style-name="P38">9.3.3.2 Configuración</text:p>
                    </text:list-item>
                    <text:list-item>
                      <text:p text:style-name="P38">9.3.3.3 Ejecució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10 VERIFICACIÓN DEL PROCESO DE INSTALACIÓN</text:p>
          <text:list>
            <text:list-item>
              <text:p text:style-name="P38">10.1 Configuración</text:p>
            </text:list-item>
            <text:list-item>
              <text:p text:style-name="P38">10.2 Ejecución</text:p>
            </text:list-item>
          </text:list>
        </text:list-item>
        <text:list-item>
          <text:p text:style-name="P38">11 Migración de datos desde AG@TAv1 (si procede)</text:p>
          <text:list>
            <text:list-item>
              <text:p text:style-name="P38">11.1 Pre-requisitos</text:p>
            </text:list-item>
            <text:list-item>
              <text:p text:style-name="P38">11.2 Configuración</text:p>
            </text:list-item>
            <text:list-item>
              <text:p text:style-name="P38">11.3 Ejecución</text:p>
            </text:list-item>
          </text:list>
        </text:list-item>
        <text:list-item>
          <text:p text:style-name="P38">12 MARCHA ATRÁS DE LA INSTALACIÓN Y CONFIGURACIÓN</text:p>
          <text:list>
            <text:list-item>
              <text:p text:style-name="P38">12.1 Requisitos previos</text:p>
            </text:list-item>
            <text:list-item>
              <text:p text:style-name="P38">12.2 Marcha atrás del sistema</text:p>
            </text:list-item>
            <text:list-item>
              <text:p text:style-name="P38">12.3 Marcha atrás del software base</text:p>
            </text:list-item>
          </text:list>
        </text:list-item>
        <text:list-item>
          <text:p text:style-name="P38">13 ANEXOS</text:p>
          <text:list>
            <text:list-item>
              <text:p text:style-name="P38">13.1 Resumen de tareas de configuración</text:p>
            </text:list-item>
            <text:list-item>
              <text:p text:style-name="P38">13.2 Contenido del fichero de configuración sad-service.xml</text:p>
            </text:list-item>
            <text:list-item>
              <text:p text:style-name="P38">13.3 Autenticación mediante token SAML</text:p>
            </text:list-item>
          </text:list>
        </text:list-item>
        <text:list-item>
          <text:p text:style-name="P37"><text:span text:style-name="T4">1</text:span><text:span text:style-name="T5">4 GLOSARIO</text:span></text:p>
        </text:list-item>
      </text:list>
      <text:h text:style-name="P90" text:outline-level="3"><text:bookmark-start text:name="__RefHeading__2660_1258605006"/>Manual de Actualización<text:bookmark-end text:name="__RefHeading__2660_1258605006"/></text:h>
      <text:p text:style-name="P17">El manual de Actualización existente dispone del siguiente contenido:</text:p>
      <text:list xml:id="list29221091" text:style-name="L2">
        <text:list-item>
          <text:p text:style-name="P39">1 REQUISITOS PREVIOS DE LA ACTUALIZACIÓN</text:p>
          <text:list>
            <text:list-item>
              <text:p text:style-name="P39">1.1 Requisitos hardware</text:p>
            </text:list-item>
            <text:list-item>
              <text:p text:style-name="P39">1.2 Requisitos de arquitectura de soporte</text:p>
            </text:list-item>
            <text:list-item>
              <text:p text:style-name="P39">1.3 Otros requisitos</text:p>
            </text:list-item>
            <text:list-item>
              <text:p text:style-name="P39">1.4 Compatibilidad entre versiones SAD-CSA</text:p>
            </text:list-item>
          </text:list>
        </text:list-item>
        <text:list-item>
          <text:p text:style-name="P65"><text:span text:style-name="T4">2</text:span> PROCEDIMIENTO DE IMPLANTACIÓN DE LA ACTUALIZACIÓN</text:p>
          <text:list>
            <text:list-item>
              <text:p text:style-name="P65">2.1 Copia de seguridad de la configuración</text:p>
            </text:list-item>
            <text:list-item>
              <text:p text:style-name="P65">2.2 Configuración del sistema</text:p>
              <text:list>
                <text:list-item>
                  <text:p text:style-name="P65">2.2.1 Configuración del sistema</text:p>
                </text:list-item>
                <text:list-item>
                  <text:p text:style-name="P65">2.2.1.1 Propiedades del fichero de configuración sad-service.xml</text:p>
                </text:list-item>
                <text:list-item>
                  <text:p text:style-name="P65">2.2.2 Matriz de Configuración</text:p>
                </text:list-item>
              </text:list>
            </text:list-item>
            <text:list-item>
              <text:p text:style-name="P65">2.3 Compilación de la actualización del sistema</text:p>
              <text:list>
                <text:list-item>
                  <text:p text:style-name="P65">2.3.1 Actualización del perfil de MAVEN</text:p>
                </text:list-item>
              </text:list>
            </text:list-item>
            <text:list-item>
              <text:p text:style-name="P65">2.4 Despliegue de la actualización del sistema</text:p>
              <text:list>
                <text:list-item>
                  <text:p text:style-name="P65">2.4.1 Requisitos previos</text:p>
                  <text:list>
                    <text:list-item>
                      <text:p text:style-name="P65">2.4.1.1 Obtención de los binarios del SAD</text:p>
                    </text:list-item>
                    <text:list-item>
                      <text:p text:style-name="P65">2.4.1.2 Actualización del esquema de base de datos del SAD</text:p>
                    </text:list-item>
                    <text:list-item>
                      <text:p text:style-name="P65"><text:soft-page-break/>2.4.1.3 Actualización del esquema de base de datos de Funambol</text:p>
                    </text:list-item>
                    <text:list-item>
                      <text:p text:style-name="P65">2.4.1.4 Obtención de los certificados del STS</text:p>
                    </text:list-item>
                    <text:list-item>
                      <text:p text:style-name="P65">2.4.1.5 Integración con WebSSO</text:p>
                    </text:list-item>
                    <text:list-item>
                      <text:p text:style-name="P65">2.4.1.6 Comprobación de los requisitos previos</text:p>
                    </text:list-item>
                  </text:list>
                </text:list-item>
                <text:list-item>
                  <text:p text:style-name="P65">2.4.2 Procedimiento de despliegue</text:p>
                  <text:list>
                    <text:list-item>
                      <text:p text:style-name="P65">2.4.2.1 Despliegue del módulo SAD-sync-connector</text:p>
                    </text:list-item>
                    <text:list-item>
                      <text:p text:style-name="P65">2.4.2.2 Despliegue del módulo SAD-sync-security</text:p>
                    </text:list-item>
                    <text:list-item>
                      <text:p text:style-name="P65">2.4.2.3 Verificación del proceso de instalación</text:p>
                      <text:list>
                        <text:list-item>
                          <text:p text:style-name="P65">2.4.2.3.1 Configuración</text:p>
                        </text:list-item>
                        <text:list-item>
                          <text:p text:style-name="P65">2.4.2.3.2 Ejecució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3 RESTAURAR COPIA DE LA CONFIGURACIÓN DE LA APLICACIÓN</text:p>
        </text:list-item>
        <text:list-item>
          <text:p text:style-name="P65">4 ANEXOS</text:p>
          <text:list>
            <text:list-item>
              <text:p text:style-name="P65">4.1 Resumen de tareas de configuración</text:p>
              <text:list>
                <text:list-item>
                  <text:p text:style-name="P65">4.1.1 Actualización de base de datos</text:p>
                </text:list-item>
                <text:list-item>
                  <text:p text:style-name="P65">4.1.2 Actualización a partir de binarios</text:p>
                </text:list-item>
                <text:list-item>
                  <text:p text:style-name="P65">4.1.3 Actualización a partir de código fuente</text:p>
                </text:list-item>
                <text:list-item>
                  <text:p text:style-name="P65">4.1.4 Configuración WebSSO</text:p>
                </text:list-item>
              </text:list>
            </text:list-item>
            <text:list-item>
              <text:p text:style-name="P65">4.2 Resumen de ficheros de configuración</text:p>
            </text:list-item>
            <text:list-item>
              <text:p text:style-name="P65">4.3 Contenido del fichero de configuración sad-service.xml</text:p>
            </text:list-item>
            <text:list-item>
              <text:p text:style-name="P67">4.4 Autenticación mediante token SAML</text:p>
            </text:list-item>
          </text:list>
        </text:list-item>
      </text:list>
      <text:h text:style-name="Heading_20_3" text:outline-level="3"><text:bookmark-start text:name="__RefHeading__2662_1258605006"/>Manual de Usuario Ag@ta Addressbook Connector<text:bookmark-end text:name="__RefHeading__2662_1258605006"/></text:h>
      <text:p text:style-name="P21">Este manual hace referencia a la instalación, u<text:span text:style-name="T22">so y limitaciones de esta extensión de contactos para Thunderbird.</text:span></text:p>
      <text:h text:style-name="Heading_20_3" text:outline-level="3"><text:bookmark-start text:name="__RefHeading__2664_1258605006"/>Manual de uso de la<text:span text:style-name="T21"> Interfaz de Servicios Web para desarrolladores</text:span><text:bookmark-end text:name="__RefHeading__2664_1258605006"/></text:h>
      <text:p text:style-name="P22">Este manual hace referencia al u<text:span text:style-name="T15">so para el desarrollo de la Interfaz de Servicios Web.</text:span></text:p>
      <text:h text:style-name="P91" text:outline-level="3"><text:bookmark-start text:name="__RefHeading__2666_1258605006"/>Manual para generar los componentes de Thunderbird<text:bookmark-end text:name="__RefHeading__2666_1258605006"/></text:h>
      <text:p text:style-name="P12">Este manual hace referencia a la generación de componentes de Thunderbird.</text:p>
      <text:h text:style-name="P91" text:outline-level="3"><text:bookmark-start text:name="__RefHeading__2668_1258605006"/>Manual de uso de los componentes Javascript para desarrolladores<text:bookmark-end text:name="__RefHeading__2668_1258605006"/></text:h>
      <text:p text:style-name="P12">Este manual hace referencia al uso para el desarrollo de componentes Javascript.</text:p>
      <text:h text:style-name="P91" text:outline-level="3"><text:bookmark-start text:name="__RefHeading__2670_1258605006"/>Guías de usuario<text:bookmark-end text:name="__RefHeading__2670_1258605006"/></text:h>
      <text:p text:style-name="P12">Estas guías hacen referencia a la configuración, uso y limitaciones de los clientes para iOs, PDA, Outlook, Nokia, BlackBerry, Android, Thunderbird + Lightning y DAV con iCal.</text:p>
      <text:h text:style-name="P91" text:outline-level="3"><text:bookmark-start text:name="__RefHeading__2672_1258605006"/>Documento de requisitos de la versión incial del sistema<text:bookmark-end text:name="__RefHeading__2672_1258605006"/></text:h>
      <text:p text:style-name="P31">Documento con los requisitos iniciales definidos para el Sistema.</text:p>
      <text:h text:style-name="Heading_20_2" text:outline-level="2"><text:bookmark-start text:name="__RefHeading__2674_1258605006"/><text:soft-page-break/>CSA (Coordinador de Sistemas de Agenda)<text:bookmark-end text:name="__RefHeading__2674_1258605006"/></text:h>
      <text:h text:style-name="Heading_20_3" text:outline-level="3"><text:bookmark-start text:name="__RefHeading__2676_1258605006"/>Manual de Instalación<text:bookmark-end text:name="__RefHeading__2676_1258605006"/></text:h>
      <text:p text:style-name="P17">El manual de Instalación existente dispone del siguiente contenido:</text:p>
      <text:list xml:id="list29223665" text:style-name="L3">
        <text:list-item>
          <text:p text:style-name="P40">1 INTRODUCCIÓN</text:p>
          <text:list>
            <text:list-item>
              <text:p text:style-name="P40">1.1 Objeto</text:p>
            </text:list-item>
            <text:list-item>
              <text:p text:style-name="P40">1.2 Alcance</text:p>
            </text:list-item>
          </text:list>
        </text:list-item>
        <text:list-item>
          <text:p text:style-name="P40">2 DESCRIPCIÓN DEL SISTEMA</text:p>
          <text:list>
            <text:list-item>
              <text:p text:style-name="P40">2.1 Antecedentes y descripción funcional del sistema</text:p>
            </text:list-item>
            <text:list-item>
              <text:p text:style-name="P40">2.2 Componentes fundamentales</text:p>
            </text:list-item>
            <text:list-item>
              <text:p text:style-name="P40">2.3 Relación con otros sistemas</text:p>
            </text:list-item>
          </text:list>
        </text:list-item>
        <text:list-item>
          <text:p text:style-name="P40">3 RECURSOS HARDWARE</text:p>
          <text:list>
            <text:list-item>
              <text:p text:style-name="P40">3.1 Servidores</text:p>
            </text:list-item>
            <text:list-item>
              <text:p text:style-name="P40">3.2 Conectividad</text:p>
            </text:list-item>
          </text:list>
        </text:list-item>
        <text:list-item>
          <text:p text:style-name="P40">4 RECURSOS SOFTWARE</text:p>
          <text:list>
            <text:list-item>
              <text:p text:style-name="P40">4.1 Matriz de certificación</text:p>
            </text:list-item>
            <text:list-item>
              <text:p text:style-name="P40">4.2 Restricciones técnicas del sistema</text:p>
            </text:list-item>
            <text:list-item>
              <text:p text:style-name="P40">4.3 Requisitos de otros sistemas</text:p>
            </text:list-item>
          </text:list>
        </text:list-item>
        <text:list-item>
          <text:p text:style-name="P40">5 INSTALACIÓN Y CONFIGURACIÓN DEL SOFTWARE BASE</text:p>
        </text:list-item>
        <text:list-item>
          <text:p text:style-name="P40">6 CONFIGURACIÓN DEL SISTEMA</text:p>
          <text:list>
            <text:list-item>
              <text:p text:style-name="P40">6.1 Configuración del sistema</text:p>
            </text:list-item>
          </text:list>
        </text:list-item>
        <text:list-item>
          <text:p text:style-name="P40">7 COMPILACIÓN DEL SISTEMA</text:p>
        </text:list-item>
        <text:list-item>
          <text:p text:style-name="P40">8 INSTALACIÓN DEL SISTEMA</text:p>
          <text:list>
            <text:list-item>
              <text:p text:style-name="P40">8.1 Requisitos previos</text:p>
            </text:list-item>
            <text:list-item>
              <text:p text:style-name="P40">8.2 Procedimiento de instalación</text:p>
            </text:list-item>
          </text:list>
        </text:list-item>
        <text:list-item>
          <text:p text:style-name="P40">9 VERIFICACIÓN DEL PROCESO DE INSTALACIÓN</text:p>
        </text:list-item>
        <text:list-item>
          <text:p text:style-name="P40">10 MARCHA ATRÁS DE LA INSTALACIÓN Y CONFIGURACIÓN</text:p>
          <text:list>
            <text:list-item>
              <text:p text:style-name="P40">10.1 Marcha atrás del sistema</text:p>
            </text:list-item>
          </text:list>
        </text:list-item>
        <text:list-item>
          <text:p text:style-name="P40">11 ANEXOS</text:p>
          <text:list>
            <text:list-item>
              <text:p text:style-name="P40">11.1 Resumen de tareas de configuración</text:p>
            </text:list-item>
          </text:list>
        </text:list-item>
        <text:list-item>
          <text:p text:style-name="P40">12 GLOSARIO</text:p>
        </text:list-item>
      </text:list>
      <text:h text:style-name="Heading_20_3" text:outline-level="3"><text:bookmark-start text:name="__RefHeading__2678_1258605006"/>Manual de Actualización<text:bookmark-end text:name="__RefHeading__2678_1258605006"/></text:h>
      <text:p text:style-name="Standard"><text:span text:style-name="T2">El manual de </text:span><text:span text:style-name="T2">Actualización</text:span><text:span text:style-name="T2"> existente dispone del siguiente contenido:</text:span></text:p>
      <text:list xml:id="list29206906" text:style-name="L4">
        <text:list-item>
          <text:p text:style-name="P43">1 REQUISITOS PREVIOS DE LA ACTUALIZACIÓN</text:p>
        </text:list-item>
        <text:list-item>
          <text:p text:style-name="P43">2 PROCEDIMIENTO DE IMPLANTACIÓN DE LA ACTUALIZACIÓN</text:p>
          <text:list>
            <text:list-item>
              <text:p text:style-name="P43">2.1 Copia de seguridad de la configuración</text:p>
            </text:list-item>
            <text:list-item>
              <text:p text:style-name="P43">2.2 Configuración del sistema</text:p>
              <text:list>
                <text:list-item>
                  <text:p text:style-name="P43">2.2.1 Configuración del sistema</text:p>
                </text:list-item>
                <text:list-item>
                  <text:p text:style-name="P43">2.2.2 Matriz de Configuración</text:p>
                </text:list-item>
                <text:list-item>
                  <text:p text:style-name="P43">2.2.3 Configuración de sistemas externos</text:p>
                </text:list-item>
              </text:list>
            </text:list-item>
            <text:list-item>
              <text:p text:style-name="P43">2.3 Compilación de la actualización del sistema</text:p>
            </text:list-item>
            <text:list-item>
              <text:p text:style-name="P43">2.4 Despliegue de la actualización del sistema</text:p>
            </text:list-item>
          </text:list>
        </text:list-item>
        <text:list-item>
          <text:p text:style-name="P43">3 RESTAURAR COPIA DE LA CONFIGURACIÓN DE LA APLICACIÓN</text:p>
        </text:list-item>
        <text:list-item>
          <text:p text:style-name="P43">4 HISTORIAL DE CAMBIOS</text:p>
        </text:list-item>
        <text:list-item>
          <text:p text:style-name="P43">5 ANEXOS</text:p>
          <text:list>
            <text:list-item>
              <text:p text:style-name="P43">5.1 Resumen de tareas de configuración</text:p>
            </text:list-item>
            <text:list-item>
              <text:p text:style-name="P49"><text:soft-page-break/>5.2 Compatibilidad con SAD</text:p>
            </text:list-item>
          </text:list>
        </text:list-item>
      </text:list>
      <text:h text:style-name="Heading_20_3" text:outline-level="3"><text:bookmark-start text:name="__RefHeading__2680_1258605006"/>Guía de Usuario Administrador<text:bookmark-end text:name="__RefHeading__2680_1258605006"/></text:h>
      <text:p text:style-name="Standard">El Manual de Usuario Administrador <text:span text:style-name="T20">existente dispone del siguiente contenido:</text:span></text:p>
      <text:list xml:id="list29210374" text:style-name="L5">
        <text:list-item>
          <text:p text:style-name="P44">1 Introducción</text:p>
          <text:list>
            <text:list-item>
              <text:p text:style-name="P44">1.1 Propósito</text:p>
            </text:list-item>
            <text:list-item>
              <text:p text:style-name="P44">1.2 Alcance</text:p>
            </text:list-item>
            <text:list-item>
              <text:p text:style-name="P44">1.3 Definiciones y acrónimos</text:p>
              <text:list>
                <text:list-item>
                  <text:p text:style-name="P44">1.3.1 Definiciones</text:p>
                </text:list-item>
                <text:list-item>
                  <text:p text:style-name="P44">1.3.2 Acrónimos</text:p>
                </text:list-item>
              </text:list>
            </text:list-item>
          </text:list>
        </text:list-item>
        <text:list-item>
          <text:p text:style-name="P44">2 Referencias</text:p>
        </text:list-item>
        <text:list-item>
          <text:p text:style-name="P44">3 Descripción de la guía</text:p>
          <text:list>
            <text:list-item>
              <text:p text:style-name="P44">3.1 Características del lector</text:p>
            </text:list-item>
            <text:list-item>
              <text:p text:style-name="P44">3.2 Convenciones tipográficas</text:p>
            </text:list-item>
            <text:list-item>
              <text:p text:style-name="P44">3.3 Organización de la guía</text:p>
            </text:list-item>
            <text:list-item>
              <text:p text:style-name="P44">3.4 Descripción global del sistema</text:p>
            </text:list-item>
            <text:list-item>
              <text:p text:style-name="P44">3.5 Relación con otros productos</text:p>
            </text:list-item>
          </text:list>
        </text:list-item>
        <text:list-item>
          <text:p text:style-name="P44">4 Descripción del producto</text:p>
          <text:list>
            <text:list-item>
              <text:p text:style-name="P44">4.1 Entrada y salida del sistema</text:p>
            </text:list-item>
            <text:list-item>
              <text:p text:style-name="P44">4.2 Elementos y acciones comunes de la interfaz administrativa</text:p>
            </text:list-item>
            <text:list-item>
              <text:p text:style-name="P44">4.3 Sistemas de Agenda</text:p>
            </text:list-item>
            <text:list-item>
              <text:p text:style-name="P44">4.4 Usuarios de Agenda</text:p>
            </text:list-item>
            <text:list-item>
              <text:p text:style-name="P44">4.5 Grupos de Usuarios de Agenda </text:p>
            </text:list-item>
            <text:list-item>
              <text:p text:style-name="P44">4.6 Administradores</text:p>
            </text:list-item>
            <text:list-item>
              <text:p text:style-name="P44">4.7 Grupos de administradores</text:p>
            </text:list-item>
          </text:list>
        </text:list-item>
      </text:list>
      <text:h text:style-name="Heading_20_3" text:outline-level="3"><text:bookmark-start text:name="__RefHeading__2682_1258605006"/>Guía de Operación y Mantenimiento<text:bookmark-end text:name="__RefHeading__2682_1258605006"/></text:h>
      <text:p text:style-name="Standard">La guía de Operación y Mantenimiento existente dispone del siguiente contenido:</text:p>
      <text:list xml:id="list29218147" text:style-name="L6">
        <text:list-item>
          <text:p text:style-name="P45">1 <text:s/>Introducción</text:p>
          <text:list>
            <text:list-item>
              <text:p text:style-name="P45">1.1 <text:s/>Propósito</text:p>
            </text:list-item>
            <text:list-item>
              <text:p text:style-name="P45">1.2 <text:s/>Alcance</text:p>
            </text:list-item>
            <text:list-item>
              <text:p text:style-name="P45">1.3 <text:s/>Definiciones y acrónimos</text:p>
              <text:list>
                <text:list-item>
                  <text:p text:style-name="P45">1.3.1 <text:s/>Definiciones</text:p>
                </text:list-item>
                <text:list-item>
                  <text:p text:style-name="P45">1.3.2 <text:s/>Acrónimos</text:p>
                </text:list-item>
              </text:list>
            </text:list-item>
          </text:list>
        </text:list-item>
        <text:list-item>
          <text:p text:style-name="P45">2 <text:s/>Referencias</text:p>
        </text:list-item>
        <text:list-item>
          <text:p text:style-name="P45">3 <text:s/>Descripción de la guía</text:p>
          <text:list>
            <text:list-item>
              <text:p text:style-name="P45">3.1 <text:s/>Características del lector</text:p>
            </text:list-item>
            <text:list-item>
              <text:p text:style-name="P45">3.2 <text:s/>Convenciones tipográficas</text:p>
            </text:list-item>
            <text:list-item>
              <text:p text:style-name="P45">3.3 <text:s/>Organización de la guía</text:p>
            </text:list-item>
            <text:list-item>
              <text:p text:style-name="P45">3.4 <text:s/>Descripción global del sistema</text:p>
            </text:list-item>
            <text:list-item>
              <text:p text:style-name="P45">3.5 <text:s/>Diseño del sistema</text:p>
              <text:list>
                <text:list-item>
                  <text:p text:style-name="P45">3.5.1 <text:s/>Componentes</text:p>
                </text:list-item>
                <text:list-item>
                  <text:p text:style-name="P45">3.5.2 <text:s/>Interfaces y URLs de acceso</text:p>
                </text:list-item>
                <text:list-item>
                  <text:p text:style-name="P45">3.5.3 <text:s/>Funcionamiento resumido</text:p>
                </text:list-item>
              </text:list>
            </text:list-item>
            <text:list-item>
              <text:p text:style-name="P45">3.6 <text:s/>Relación con otros productos</text:p>
            </text:list-item>
          </text:list>
        </text:list-item>
        <text:list-item>
          <text:p text:style-name="P45">4 <text:s/>Arranque del sistema</text:p>
        </text:list-item>
        <text:list-item>
          <text:p text:style-name="P45">5 <text:s/>Gestión de procesos</text:p>
          <text:list>
            <text:list-item>
              <text:p text:style-name="P45">5.1 <text:s/>Subsistemas del servicio</text:p>
            </text:list-item>
            <text:list-item>
              <text:p text:style-name="P45"><text:soft-page-break/>5.2 <text:s/>Arranque y parada del sistema completo</text:p>
            </text:list-item>
            <text:list-item>
              <text:p text:style-name="P45">5.3 <text:s/>Arranque y parada de los diferentes subsistemas</text:p>
            </text:list-item>
          </text:list>
        </text:list-item>
        <text:list-item>
          <text:p text:style-name="P45">6 <text:s/>Configuración del CSA</text:p>
          <text:list>
            <text:list-item>
              <text:p text:style-name="P45">6.1 <text:s/>Gestión de la configuración con buildout</text:p>
              <text:list>
                <text:list-item>
                  <text:p text:style-name="P45">6.1.1 <text:s/>Resumen de archivos de configuración (generados) de cada componente</text:p>
                </text:list-item>
              </text:list>
            </text:list-item>
            <text:list-item>
              <text:p text:style-name="P45">6.2 <text:s/>Conexión a la Base de Datos</text:p>
            </text:list-item>
            <text:list-item>
              <text:p text:style-name="P45">6.3 <text:s/>Inicialización de la base de datos</text:p>
            </text:list-item>
            <text:list-item>
              <text:p text:style-name="P45">6.4 <text:s/>Conexión a LDAP</text:p>
            </text:list-item>
            <text:list-item>
              <text:p text:style-name="P45">6.5 <text:s/>Conexión a GUIA</text:p>
            </text:list-item>
            <text:list-item>
              <text:p text:style-name="P45">6.6 <text:s/>Parámetros caché</text:p>
            </text:list-item>
            <text:list-item>
              <text:p text:style-name="P45">6.7 <text:s/>Credenciales de super-administrador de la interfaz web administrativa del CSA</text:p>
            </text:list-item>
            <text:list-item>
              <text:p text:style-name="P45">6.8 <text:s/>Credenciales para interfaz web de supervisor</text:p>
            </text:list-item>
            <text:list-item>
              <text:p text:style-name="P45">6.9 <text:s/>Configuración de archivos de registro de actividad (log) de Django</text:p>
            </text:list-item>
            <text:list-item>
              <text:p text:style-name="P45">6.10 <text:s/>Certificados digitales</text:p>
            </text:list-item>
            <text:list-item>
              <text:p text:style-name="P45">6.11 <text:s/>Protección del acceso a Memcached y Supervisor</text:p>
            </text:list-item>
            <text:list-item>
              <text:p text:style-name="P45">6.12 <text:s/>Configuración de Nginx</text:p>
            </text:list-item>
            <text:list-item>
              <text:p text:style-name="P45">6.13 <text:s/>Sistemas de Agenda, usuarios y usuarios administrativos</text:p>
            </text:list-item>
          </text:list>
        </text:list-item>
        <text:list-item>
          <text:p text:style-name="P45">7 <text:s/>Realización y recuperación de backups</text:p>
        </text:list-item>
        <text:list-item>
          <text:p text:style-name="P45">8 <text:s/>Logs</text:p>
          <text:list>
            <text:list-item>
              <text:p text:style-name="P45">8.1 <text:s/>Archivos y contenidos</text:p>
            </text:list-item>
            <text:list-item>
              <text:p text:style-name="P45">8.2 <text:s/>Rotación y tamaño de los logs</text:p>
            </text:list-item>
          </text:list>
        </text:list-item>
        <text:list-item>
          <text:p text:style-name="P45">9 <text:s/>Operaciones periódicas de mantenimiento</text:p>
          <text:list>
            <text:list-item>
              <text:p text:style-name="P45">9.1 <text:s/>Operaciones diarias</text:p>
            </text:list-item>
            <text:list-item>
              <text:p text:style-name="P45">9.2 <text:s/>Operaciones semanales</text:p>
            </text:list-item>
            <text:list-item>
              <text:p text:style-name="P45">9.3 <text:s/>Operaciones mensuales</text:p>
            </text:list-item>
          </text:list>
        </text:list-item>
      </text:list>
      <text:h text:style-name="Heading_20_3" text:outline-level="3"><text:bookmark-start text:name="__RefHeading__2684_1258605006"/>Plan de Pruebas Funcionales<text:bookmark-end text:name="__RefHeading__2684_1258605006"/></text:h>
      <text:p text:style-name="Standard">Documento que recoge el conjunto de pruebas a realizar sobre el Sistema para su validación. Este Plan de Pruebas no está actualizado desde la versión del CSA 2.1.0, siendo la actual la 2.4.3.</text:p>
      <text:h text:style-name="P91" text:outline-level="3"><text:bookmark-start text:name="__RefHeading__2686_1258605006"/>Documento de requisitos de la versión incial del sistema<text:bookmark-end text:name="__RefHeading__2686_1258605006"/></text:h>
      <text:p text:style-name="Standard">D<text:span text:style-name="T4">ocumento con los requisitos iniciales definidos para el Sistema.</text:span></text:p>
      <text:h text:style-name="P88" text:outline-level="2"><text:bookmark-start text:name="__RefHeading__2688_1258605006"/>Funambol para MS Outlook<text:bookmark-end text:name="__RefHeading__2688_1258605006"/></text:h>
      <text:p text:style-name="Standard">Para el plugin de Funambol para Outlook, la única documentación existente es la oficial proporcionada por Funambol:</text:p>
      <text:list xml:id="list29228544" text:style-name="L7">
        <text:list-item>
          <text:p text:style-name="P46">Funambol Outlook Sync Client Design Document (Arquitectura, componentes)</text:p>
        </text:list-item>
      </text:list>
      <text:h text:style-name="P88" text:outline-level="2"><text:bookmark-start text:name="__RefHeading__2690_1258605006"/>Ag@ta Addressbook Connector<text:bookmark-end text:name="__RefHeading__2690_1258605006"/></text:h>
      <text:p text:style-name="Standard">Para el plugin de contactos para Thunderbird, la documentación existente está dirigida al apoyo a desarrolladores.</text:p>
      <text:h text:style-name="P84" text:outline-level="1"><text:bookmark-start text:name="__RefHeading__2692_1258605006"/>Plantillas de MADEJA<text:bookmark-end text:name="__RefHeading__2692_1258605006"/></text:h>
      <text:p text:style-name="Standard">Las plantillas disponibles en MADEJA para utilizar como base en la generación de la documentación son las siguientes:</text:p>
      <text:list xml:id="list29208318" text:style-name="L8">
        <text:list-item>
          <text:p text:style-name="P50">ERQ_[PROY]_Especificacion_Requisitos</text:p>
        </text:list-item>
        <text:list-item>
          <text:p text:style-name="P50">PPA_[PROY]_Plan_Pruebas_Aceptacion</text:p>
        </text:list-item>
        <text:list-item>
          <text:p text:style-name="P50">ASI_[PROY]_Analisis_Sistema</text:p>
        </text:list-item>
        <text:list-item>
          <text:p text:style-name="P50">PPF_[PROY]_Plan_Pruebas_Funcionales</text:p>
        </text:list-item>
        <text:list-item>
          <text:p text:style-name="P50">PMC_[PROY]_Plan_Migracion_Carga</text:p>
        </text:list-item>
        <text:list-item>
          <text:p text:style-name="P50">DSI_[PROY]_Diseno_Sistema</text:p>
        </text:list-item>
        <text:list-item>
          <text:p text:style-name="P50">PPU_[PROY]_Plan_Pruebas_Unitarias</text:p>
        </text:list-item>
        <text:list-item>
          <text:p text:style-name="P50">PPI_[PROY]_Plan_Pruebas_Integracion</text:p>
        </text:list-item>
        <text:list-item>
          <text:p text:style-name="P50">MUS_[PROY]_Manual_Usuario</text:p>
        </text:list-item>
        <text:list-item>
          <text:p text:style-name="P50">MIN_[PROY]_Manual_Instalacion</text:p>
        </text:list-item>
        <text:list-item>
          <text:p text:style-name="P50">MAC_[PROY]_Manual_Actualizacion</text:p>
        </text:list-item>
        <text:list-item>
          <text:p text:style-name="P50">MAD_[PROY]_Manual_Administracion</text:p>
        </text:list-item>
        <text:list-item>
          <text:p text:style-name="P50">MEX_[PROY]_Manual_Explotacion</text:p>
        </text:list-item>
        <text:list-item>
          <text:p text:style-name="P50">SOP_[PROY]_Soporte</text:p>
        </text:list-item>
        <text:list-item>
          <text:p text:style-name="P50">MIT_[PROY]_Manual_Integracion</text:p>
        </text:list-item>
      </text:list>
      <text:h text:style-name="P84" text:outline-level="1"><text:bookmark-start text:name="__RefHeading__2694_1258605006"/>Documentación requerida<text:bookmark-end text:name="__RefHeading__2694_1258605006"/></text:h>
      <text:p text:style-name="Standard">La documentación necesaria para cumplir con lo solicitado por CCI es la siguiente:</text:p>
      <text:list xml:id="list29211072" text:style-name="L9">
        <text:list-item>
          <text:p text:style-name="P68">Definición del sistema</text:p>
        </text:list-item>
      </text:list>
      <text:list xml:id="list29238714" text:style-name="L10">
        <text:list-item>
          <text:p text:style-name="P69">Modelo de Casos de Uso (Orientación Objetos) / Modelo de Procesos (Sistemas estructurados)</text:p>
        </text:list-item>
        <text:list-item>
          <text:p text:style-name="P69">Modelo de Clases (Orientación Objetos) / Modelo de Datos (Sistemas estructurados)</text:p>
        </text:list-item>
        <text:list-item>
          <text:p text:style-name="P69">Diseño de la Arquitectura del Sistema</text:p>
        </text:list-item>
        <text:list-item>
          <text:p text:style-name="P69">Modelo Físico de Datos</text:p>
        </text:list-item>
        <text:list-item>
          <text:p text:style-name="P69">Especificación del Plan de Pruebas (No obligatorio)</text:p>
        </text:list-item>
        <text:list-item>
          <text:p text:style-name="P69">Requisitos de implantación: organización, usuarios …</text:p>
        </text:list-item>
        <text:list-item>
          <text:p text:style-name="P69">Requisitos de implantación: infraestructura</text:p>
        </text:list-item>
        <text:list-item>
          <text:p text:style-name="P69">Manual de Usuario</text:p>
        </text:list-item>
        <text:list-item>
          <text:p text:style-name="P69">Manual de Instalación</text:p>
        </text:list-item>
        <text:list-item>
          <text:p text:style-name="P69">Manual de Administración y Explotación</text:p>
        </text:list-item>
        <text:list-item>
          <text:p text:style-name="P51">Documentación Técnica de Integración</text:p>
        </text:list-item>
        <text:list-item>
          <text:p text:style-name="P51">Código Fuente</text:p>
        </text:list-item>
        <text:list-item>
          <text:p text:style-name="P51">Scripts Carga Inicial</text:p>
        </text:list-item>
        <text:list-item>
          <text:p text:style-name="P47">Plan de Formación (No obligatorio)</text:p>
        </text:list-item>
      </text:list>
      <text:h text:style-name="P84" text:outline-level="1"><text:bookmark-start text:name="__RefHeading__2696_1258605006"/>Documentación a generar<text:bookmark-end text:name="__RefHeading__2696_1258605006"/></text:h>
      <text:h text:style-name="P88" text:outline-level="2"><text:bookmark-start text:name="__RefHeading__2698_1258605006"/>General<text:bookmark-end text:name="__RefHeading__2698_1258605006"/></text:h>
      <text:h text:style-name="P91" text:outline-level="3"><text:bookmark-start text:name="__RefHeading__2700_1258605006"/>Documento de Definición y Arquitectura<text:bookmark-end text:name="__RefHeading__2700_1258605006"/></text:h>
      <text:p text:style-name="Standard">Se realizará un documento que represente el conjunto de los diferentes sistemas existentes, con el siguiente contenido:</text:p>
      <text:list xml:id="list29392401" text:style-name="L21">
        <text:list-item>
          <text:p text:style-name="P82"><text:span text:style-name="T11">Introducción</text:span></text:p>
          <text:list>
            <text:list-item>
              <text:p text:style-name="P82"><text:span text:style-name="T11">Objeto</text:span></text:p>
            </text:list-item>
            <text:list-item>
              <text:p text:style-name="P82"><text:span text:style-name="T11">Alcance</text:span></text:p>
            </text:list-item>
          </text:list>
        </text:list-item>
        <text:list-item>
          <text:p text:style-name="P82"><text:span text:style-name="T11">2 Arquitectura del Sistema</text:span></text:p>
          <text:list>
            <text:list-item>
              <text:p text:style-name="P82"><text:span text:style-name="T11">2.1 Descripción de la Arquitectura del Sistema</text:span></text:p>
            </text:list-item>
          </text:list>
        </text:list-item>
        <text:list-item>
          <text:p text:style-name="P82"><text:span text:style-name="T11">3 Subsistemas</text:span></text:p>
          <text:list>
            <text:list-item>
              <text:p text:style-name="P82"><text:span text:style-name="T11">3.1 &lt;Subsistema 1&gt;</text:span></text:p>
            </text:list-item>
            <text:list-item>
              <text:p text:style-name="P82"><text:span text:style-name="T11">3.1.1 Descripción del Subsistema</text:span></text:p>
            </text:list-item>
          </text:list>
        </text:list-item>
        <text:list-item>
          <text:p text:style-name="P82"><text:span text:style-name="T11">5 ANEXOS</text:span></text:p>
        </text:list-item>
      </text:list>
      <text:h text:style-name="P88" text:outline-level="2"><text:bookmark-start text:name="__RefHeading__2702_1258605006"/>SAD<text:bookmark-end text:name="__RefHeading__2702_1258605006"/></text:h>
      <text:h text:style-name="P92" text:outline-level="3"><text:bookmark-start text:name="__RefHeading__2704_1258605006"/>Manual de Instalación<text:bookmark-end text:name="__RefHeading__2704_1258605006"/></text:h>
      <text:p text:style-name="Standard">El documento existe actualmente. Es necesario i<text:span text:style-name="T4">ncluir un apartado que recoja la instalación a través del script de instalación automática. Se incluirá como un anexo de la guía de la siguiente forma:</text:span></text:p>
      <text:p text:style-name="P13"/>
      <text:list xml:id="list29215931" text:style-name="L11">
        <text:list-item>
          <text:p text:style-name="P41">ANEXO: Instalación a partir del script automático</text:p>
        </text:list-item>
      </text:list>
      <text:h text:style-name="P92" text:outline-level="3"><text:bookmark-start text:name="__RefHeading__2706_1258605006"/>Manual de Actualización<text:bookmark-end text:name="__RefHeading__2706_1258605006"/></text:h>
      <text:p text:style-name="Standard">El documento existe actualmente. Es necesario i<text:span text:style-name="T4">ncluir un apartado que recoja la actualización a través del script de instalación automática. Se incluirá como un anexo de la guía de la siguiente forma:</text:span></text:p>
      <text:p text:style-name="P13"/>
      <text:list xml:id="list29474475" text:continue-numbering="true" text:style-name="L11">
        <text:list-item>
          <text:p text:style-name="P41">ANEXO: Actualización a partir del script automático</text:p>
        </text:list-item>
      </text:list>
      <text:h text:style-name="P92" text:outline-level="3"><text:bookmark-start text:name="__RefHeading__2708_1258605006"/>Manual de Usuario<text:bookmark-end text:name="__RefHeading__2708_1258605006"/></text:h>
      <text:p text:style-name="Standard"><text:span text:style-name="T4">Se</text:span><text:span text:style-name="T4"> realizará una ayuda online completa, con el siguiente contenido:</text:span></text:p>
      <text:list xml:id="list29206494" text:style-name="L12">
        <text:list-item>
          <text:p text:style-name="P70"><text:span text:style-name="T4">In</text:span><text:span text:style-name="T4">troducción</text:span></text:p>
        </text:list-item>
        <text:list-item>
          <text:p text:style-name="P70"><text:span text:style-name="T4">F</text:span><text:span text:style-name="T4">uncionalidad básica</text:span></text:p>
          <text:list>
            <text:list-item>
              <text:p text:style-name="P42">Calendario</text:p>
              <text:list>
                <text:list-item>
                  <text:p text:style-name="P42">Panel de navegación</text:p>
                  <text:list>
                    <text:list-item>
                      <text:p text:style-name="P42">Filtrado</text:p>
                    </text:list-item>
                    <text:list-item>
                      <text:p text:style-name="P42">Modificación de categorías</text:p>
                    </text:list-item>
                    <text:list-item>
                      <text:p text:style-name="P42">Borrado de categorías</text:p>
                    </text:list-item>
                  </text:list>
                </text:list-item>
                <text:list-item>
                  <text:p text:style-name="P70"><text:span text:style-name="T4">Vi</text:span><text:span text:style-name="T4">sta de calendario</text:span></text:p>
                  <text:list>
                    <text:list-item>
                      <text:p text:style-name="P42">Navegación de vistas</text:p>
                    </text:list-item>
                    <text:list-item>
                      <text:p text:style-name="P42">Creación de citas</text:p>
                    </text:list-item>
                    <text:list-item>
                      <text:p text:style-name="P42"><text:soft-page-break/>Edición de citas</text:p>
                    </text:list-item>
                    <text:list-item>
                      <text:p text:style-name="P42">Borrado de citas</text:p>
                    </text:list-item>
                    <text:list-item>
                      <text:p text:style-name="P42">Impresión de la vista de calendario</text:p>
                    </text:list-item>
                    <text:list-item>
                      <text:p text:style-name="P42">Exportar citas</text:p>
                    </text:list-item>
                    <text:list-item>
                      <text:p text:style-name="P42">Copiar y pegar citas</text:p>
                    </text:list-item>
                    <text:list-item>
                      <text:p text:style-name="P42">Asignar categoría a varias citas</text:p>
                    </text:list-item>
                    <text:list-item>
                      <text:p text:style-name="P42">Consulta rápida de disponibilidad</text:p>
                    </text:list-item>
                  </text:list>
                </text:list-item>
              </text:list>
            </text:list-item>
            <text:list-item>
              <text:p text:style-name="P70"><text:span text:style-name="T4">C</text:span><text:span text:style-name="T4">ontactos</text:span></text:p>
              <text:list>
                <text:list-item>
                  <text:p text:style-name="P42">Panel de navegación</text:p>
                  <text:list>
                    <text:list-item>
                      <text:p text:style-name="P42">Listín corporativo</text:p>
                    </text:list-item>
                    <text:list-item>
                      <text:p text:style-name="P42">Libreta de contactos</text:p>
                      <text:list>
                        <text:list-item>
                          <text:p text:style-name="P42">Filtro de libretas</text:p>
                        </text:list-item>
                        <text:list-item>
                          <text:p text:style-name="P42">Edición de categorías</text:p>
                        </text:list-item>
                        <text:list-item>
                          <text:p text:style-name="P42">Borrado de categorias</text:p>
                        </text:list-item>
                      </text:list>
                    </text:list-item>
                  </text:list>
                </text:list-item>
                <text:list-item>
                  <text:p text:style-name="P70"><text:span text:style-name="T4">V</text:span><text:span text:style-name="T4">ista de contactos</text:span></text:p>
                  <text:list>
                    <text:list-item>
                      <text:p text:style-name="P42">Filtros</text:p>
                    </text:list-item>
                    <text:list-item>
                      <text:p text:style-name="P42">Creación de contactos</text:p>
                    </text:list-item>
                    <text:list-item>
                      <text:p text:style-name="P42">Edición de contactos</text:p>
                    </text:list-item>
                    <text:list-item>
                      <text:p text:style-name="P42">Borrado de contactos</text:p>
                    </text:list-item>
                    <text:list-item>
                      <text:p text:style-name="P42">Impresión de la vista de contactos</text:p>
                    </text:list-item>
                    <text:list-item>
                      <text:p text:style-name="P42">Consulta rápida de disponibilidad</text:p>
                    </text:list-item>
                  </text:list>
                </text:list-item>
              </text:list>
            </text:list-item>
            <text:list-item>
              <text:p text:style-name="P70"><text:span text:style-name="T4">T</text:span><text:span text:style-name="T4">areas</text:span></text:p>
              <text:list>
                <text:list-item>
                  <text:p text:style-name="P42">Panel de navegación</text:p>
                  <text:list>
                    <text:list-item>
                      <text:p text:style-name="P42">Filtros de registro de tareas</text:p>
                    </text:list-item>
                    <text:list-item>
                      <text:p text:style-name="P42">Edición de categorías</text:p>
                    </text:list-item>
                    <text:list-item>
                      <text:p text:style-name="P42">Borrado de categorías</text:p>
                    </text:list-item>
                  </text:list>
                </text:list-item>
                <text:list-item>
                  <text:p text:style-name="P70"><text:span text:style-name="T4">V</text:span><text:span text:style-name="T4">ista de tareas</text:span></text:p>
                  <text:list>
                    <text:list-item>
                      <text:p text:style-name="P42">Filtros</text:p>
                    </text:list-item>
                    <text:list-item>
                      <text:p text:style-name="P42">Creación de tareas</text:p>
                    </text:list-item>
                    <text:list-item>
                      <text:p text:style-name="P42">Edición de tareas</text:p>
                    </text:list-item>
                    <text:list-item>
                      <text:p text:style-name="P42">Finalización de tareas</text:p>
                    </text:list-item>
                    <text:list-item>
                      <text:p text:style-name="P42">Borrado de tareas</text:p>
                    </text:list-item>
                    <text:list-item>
                      <text:p text:style-name="P42">Impresión de tareas</text:p>
                    </text:list-item>
                  </text:list>
                </text:list-item>
              </text:list>
            </text:list-item>
            <text:list-item>
              <text:p text:style-name="P70"><text:span text:style-name="T4">B</text:span><text:span text:style-name="T4">úsqueda</text:span></text:p>
              <text:list>
                <text:list-item>
                  <text:p text:style-name="P42">Búsqueda de elementos</text:p>
                </text:list-item>
              </text:list>
            </text:list-item>
            <text:list-item>
              <text:p text:style-name="P70">P<text:span text:style-name="T4">referencias</text:span></text:p>
              <text:list>
                <text:list-item>
                  <text:p text:style-name="P42">Pestaña General</text:p>
                </text:list-item>
                <text:list-item>
                  <text:p text:style-name="P42">Pestaña Calendario</text:p>
                </text:list-item>
                <text:list-item>
                  <text:p text:style-name="P42">Pestaña Sincronización</text:p>
                </text:list-item>
                <text:list-item>
                  <text:p text:style-name="P42">Pestaña Gestión de permisos</text:p>
                </text:list-item>
                <text:list-item>
                  <text:p text:style-name="P42">Pestaña Suscripciones</text:p>
                </text:list-item>
                <text:list-item>
                  <text:p text:style-name="P42">Pestaña Calendarios externos</text:p>
                </text:list-item>
                <text:list-item>
                  <text:p text:style-name="P42">Pestaña Inportar/Exportar</text:p>
                </text:list-item>
                <text:list-item>
                  <text:p text:style-name="P42">Pestaña Disponibilidad</text:p>
                </text:list-item>
                <text:list-item>
                  <text:p text:style-name="P42">Pestaña Invitaciones</text:p>
                </text:list-item>
                <text:list-item>
                  <text:p text:style-name="P42">Pestaña Otras</text:p>
                </text:list-item>
              </text:list>
            </text:list-item>
            <text:list-item>
              <text:p text:style-name="P70"><text:span text:style-name="T4">P</text:span><text:span text:style-name="T4">apelera</text:span></text:p>
              <text:list>
                <text:list-item>
                  <text:p text:style-name="P42">Eliminar citas</text:p>
                </text:list-item>
                <text:list-item>
                  <text:p text:style-name="P42">Recuperar citas</text:p>
                </text:list-item>
                <text:list-item>
                  <text:p text:style-name="P42"><text:soft-page-break/>Eliminar contactos</text:p>
                </text:list-item>
                <text:list-item>
                  <text:p text:style-name="P42">Recuperar contactos</text:p>
                </text:list-item>
                <text:list-item>
                  <text:p text:style-name="P42">Eliminar tareas</text:p>
                </text:list-item>
                <text:list-item>
                  <text:p text:style-name="P42">Recuperar tareas</text:p>
                </text:list-item>
              </text:list>
            </text:list-item>
            <text:list-item>
              <text:p text:style-name="P70"><text:span text:style-name="T4">I</text:span><text:span text:style-name="T4">nformes de sincronización</text:span></text:p>
              <text:list>
                <text:list-item>
                  <text:p text:style-name="P42">Informes de sincronización lenta</text:p>
                  <text:list>
                    <text:list-item>
                      <text:p text:style-name="P42">Informe de citas afectadas por la última sincronización lenta</text:p>
                    </text:list-item>
                    <text:list-item>
                      <text:p text:style-name="P42">Informe de contactos afectados por la última sincronización lenta</text:p>
                    </text:list-item>
                    <text:list-item>
                      <text:p text:style-name="P42">Informe de tareas afectadas por la última sincronización lenta</text:p>
                    </text:list-item>
                  </text:list>
                </text:list-item>
                <text:list-item>
                  <text:p text:style-name="P70"><text:span text:style-name="T4">I</text:span><text:span text:style-name="T6">nforme de errores de sincronización</text:span></text:p>
                  <text:list>
                    <text:list-item>
                      <text:p text:style-name="P48">Informe de errores de sincronización de citas</text:p>
                    </text:list-item>
                    <text:list-item>
                      <text:p text:style-name="P48">Informe de errores de sincronización de contactos</text:p>
                    </text:list-item>
                    <text:list-item>
                      <text:p text:style-name="P48">Informe de errores de sincronización de sincronización de tareas</text:p>
                    </text:list-item>
                  </text:list>
                </text:list-item>
                <text:list-item>
                  <text:p text:style-name="P70"><text:span text:style-name="T6">R</text:span><text:span text:style-name="T6">egistros de sincronización</text:span></text:p>
                  <text:list>
                    <text:list-item>
                      <text:p text:style-name="P48">Registro de sincronización de citas</text:p>
                    </text:list-item>
                    <text:list-item>
                      <text:p text:style-name="P48">Registro de sincronización de contactos</text:p>
                    </text:list-item>
                    <text:list-item>
                      <text:p text:style-name="P48">Registro de sincronización de tareas</text:p>
                    </text:list-item>
                  </text:list>
                </text:list-item>
                <text:list-item>
                  <text:p text:style-name="P70"><text:span text:style-name="T6">A</text:span><text:span text:style-name="T6">visos de bloqueos de sicnronización</text:span></text:p>
                  <text:list>
                    <text:list-item>
                      <text:p text:style-name="P48">Aviso de bloqueo de sincronización lenta</text:p>
                    </text:list-item>
                    <text:list-item>
                      <text:p text:style-name="P48">Aviso de bloqueo de sincronización con borrados masivos</text:p>
                    </text:list-item>
                  </text:list>
                </text:list-item>
              </text:list>
            </text:list-item>
            <text:list-item>
              <text:p text:style-name="P70"><text:span text:style-name="T6">S</text:span><text:span text:style-name="T6">ondeos</text:span></text:p>
              <text:list>
                <text:list-item>
                  <text:p text:style-name="P48">Creación de sondeo</text:p>
                </text:list-item>
                <text:list-item>
                  <text:p text:style-name="P48">Edición de sondeo</text:p>
                </text:list-item>
                <text:list-item>
                  <text:p text:style-name="P48">Finalización de sondeo</text:p>
                </text:list-item>
                <text:list-item>
                  <text:p text:style-name="P48">Borrado de sondeo</text:p>
                </text:list-item>
                <text:list-item>
                  <text:p text:style-name="P48">Votar en sondeo</text:p>
                </text:list-item>
                <text:list-item>
                  <text:p text:style-name="P48">Modificar voto</text:p>
                </text:list-item>
              </text:list>
            </text:list-item>
          </text:list>
        </text:list-item>
        <text:list-item>
          <text:p text:style-name="P70"><text:span text:style-name="T6">C</text:span><text:span text:style-name="T6">asos de Uso</text:span></text:p>
          <text:list>
            <text:list-item>
              <text:p text:style-name="P48">Caso directivo – secretario</text:p>
              <text:list>
                <text:list-item>
                  <text:p text:style-name="P48">Compartir calendario</text:p>
                </text:list-item>
                <text:list-item>
                  <text:p text:style-name="P48">Suscripción a calendario ajeno</text:p>
                </text:list-item>
                <text:list-item>
                  <text:p text:style-name="P48">Creación de cita en calendario ajeno</text:p>
                </text:list-item>
              </text:list>
            </text:list-item>
            <text:list-item>
              <text:p text:style-name="P70"><text:span text:style-name="T6">G</text:span><text:span text:style-name="T6">estión de invitaciones</text:span></text:p>
              <text:list>
                <text:list-item>
                  <text:p text:style-name="P48">Envío de invitaciones</text:p>
                </text:list-item>
                <text:list-item>
                  <text:p text:style-name="P48">Responder a invitaciones</text:p>
                </text:list-item>
                <text:list-item>
                  <text:p text:style-name="P48">Gestión de respuestas</text:p>
                </text:list-item>
                <text:list-item>
                  <text:p text:style-name="P48">Cambiar el estado de una invitación</text:p>
                </text:list-item>
              </text:list>
            </text:list-item>
          </text:list>
        </text:list-item>
      </text:list>
      <text:p text:style-name="P12"/>
      <text:h text:style-name="P92" text:outline-level="3"><text:bookmark-start text:name="__RefHeading__2710_1258605006"/>Manual de Administración<text:bookmark-end text:name="__RefHeading__2710_1258605006"/></text:h>
      <text:p text:style-name="P19"><text:span text:style-name="T9">Se</text:span><text:span text:style-name="T9"> realizará una ayuda online completa, con el siguiente contenido:</text:span></text:p>
      <text:list xml:id="list29209411" text:style-name="L13">
        <text:list-item>
          <text:p text:style-name="P56">Introducción</text:p>
        </text:list-item>
        <text:list-item>
          <text:p text:style-name="P56">Funcionalidad</text:p>
          <text:list>
            <text:list-item>
              <text:p text:style-name="P56">Información del sistema</text:p>
            </text:list-item>
            <text:list-item>
              <text:p text:style-name="P56">Configuración</text:p>
              <text:list>
                <text:list-item>
                  <text:p text:style-name="P56">Zona horaria</text:p>
                </text:list-item>
                <text:list-item>
                  <text:p text:style-name="P56">Calendario de festivos</text:p>
                  <text:list>
                    <text:list-item>
                      <text:p text:style-name="P56">Listado de días festivos</text:p>
                    </text:list-item>
                    <text:list-item>
                      <text:p text:style-name="P56">Creación de días festivos</text:p>
                    </text:list-item>
                    <text:list-item>
                      <text:p text:style-name="P56"><text:soft-page-break/>Edición de días festivos</text:p>
                    </text:list-item>
                    <text:list-item>
                      <text:p text:style-name="P56">Borrado de días festivos</text:p>
                    </text:list-item>
                  </text:list>
                </text:list-item>
                <text:list-item>
                  <text:p text:style-name="P71"><text:span text:style-name="T9">P</text:span><text:span text:style-name="T9">erfiles y permisos</text:span></text:p>
                  <text:list>
                    <text:list-item>
                      <text:p text:style-name="P56">Listado de perfiles</text:p>
                    </text:list-item>
                    <text:list-item>
                      <text:p text:style-name="P56">Creación de perfiles</text:p>
                    </text:list-item>
                    <text:list-item>
                      <text:p text:style-name="P56">Edición de perfiles</text:p>
                    </text:list-item>
                    <text:list-item>
                      <text:p text:style-name="P56">Borrado de perfiles</text:p>
                    </text:list-item>
                  </text:list>
                </text:list-item>
              </text:list>
            </text:list-item>
            <text:list-item>
              <text:p text:style-name="P71"><text:span text:style-name="T9">E</text:span><text:span text:style-name="T9">stadísticas</text:span></text:p>
              <text:list>
                <text:list-item>
                  <text:p text:style-name="P56">Usuarios presentes en el sistema</text:p>
                </text:list-item>
                <text:list-item>
                  <text:p text:style-name="P56">Consumo de cuota de usuarios</text:p>
                </text:list-item>
                <text:list-item>
                  <text:p text:style-name="P56">Accesos al sistema</text:p>
                </text:list-item>
                <text:list-item>
                  <text:p text:style-name="P56">Accesos por interfaz</text:p>
                </text:list-item>
                <text:list-item>
                  <text:p text:style-name="P56">Errores SyncML</text:p>
                </text:list-item>
                <text:list-item>
                  <text:p text:style-name="P56">Datos PIM</text:p>
                </text:list-item>
              </text:list>
            </text:list-item>
            <text:list-item>
              <text:p text:style-name="P71"><text:span text:style-name="T9">G</text:span><text:span text:style-name="T9">estión del SAD</text:span></text:p>
              <text:list>
                <text:list-item>
                  <text:p text:style-name="P56">Usuarios</text:p>
                  <text:list>
                    <text:list-item>
                      <text:p text:style-name="P56">Listado de usuarios</text:p>
                    </text:list-item>
                    <text:list-item>
                      <text:p text:style-name="P56">Creación de usuarios</text:p>
                    </text:list-item>
                    <text:list-item>
                      <text:p text:style-name="P56">Edición de usuarios</text:p>
                    </text:list-item>
                    <text:list-item>
                      <text:p text:style-name="P56">Borrado de usuarios</text:p>
                    </text:list-item>
                  </text:list>
                </text:list-item>
                <text:list-item>
                  <text:p text:style-name="P71"><text:span text:style-name="T9">E</text:span><text:span text:style-name="T9">ntidades</text:span></text:p>
                  <text:list>
                    <text:list-item>
                      <text:p text:style-name="P56">Listado de entidades</text:p>
                    </text:list-item>
                    <text:list-item>
                      <text:p text:style-name="P56">Creación de entidades</text:p>
                    </text:list-item>
                    <text:list-item>
                      <text:p text:style-name="P56">Edición de entidades</text:p>
                    </text:list-item>
                    <text:list-item>
                      <text:p text:style-name="P56">Borrado de entidades</text:p>
                    </text:list-item>
                  </text:list>
                </text:list-item>
                <text:list-item>
                  <text:p text:style-name="P71"><text:span text:style-name="T9">D</text:span><text:span text:style-name="T9">ispositivos de sicronización</text:span></text:p>
                  <text:list>
                    <text:list-item>
                      <text:p text:style-name="P56">Listado de dispositivos</text:p>
                    </text:list-item>
                    <text:list-item>
                      <text:p text:style-name="P56">Creación de dispositivos</text:p>
                    </text:list-item>
                    <text:list-item>
                      <text:p text:style-name="P56">Edición de dispositivos</text:p>
                    </text:list-item>
                    <text:list-item>
                      <text:p text:style-name="P56">Borrado de dispositivos</text:p>
                    </text:list-item>
                  </text:list>
                </text:list-item>
                <text:list-item>
                  <text:p text:style-name="P71"><text:span text:style-name="T9">P</text:span><text:span text:style-name="T9">rincipales de sicronización</text:span></text:p>
                  <text:list>
                    <text:list-item>
                      <text:p text:style-name="P56">Listado de principales</text:p>
                    </text:list-item>
                    <text:list-item>
                      <text:p text:style-name="P56">Creación de principales</text:p>
                    </text:list-item>
                    <text:list-item>
                      <text:p text:style-name="P56">Edición de principales</text:p>
                    </text:list-item>
                    <text:list-item>
                      <text:p text:style-name="P56">Borrado de principales</text:p>
                    </text:list-item>
                  </text:list>
                </text:list-item>
                <text:list-item>
                  <text:p text:style-name="P71"><text:span text:style-name="T9">E</text:span><text:span text:style-name="T9">nvío de notificaciones</text:span></text:p>
                </text:list-item>
              </text:list>
            </text:list-item>
          </text:list>
        </text:list-item>
      </text:list>
      <text:p text:style-name="P72"/>
      <text:h text:style-name="P92" text:outline-level="3"><text:bookmark-start text:name="__RefHeading__2712_1258605006"/>Documento de Requisitos del Sistema<text:bookmark-end text:name="__RefHeading__2712_1258605006"/></text:h>
      <text:p text:style-name="P20">Se<text:span text:style-name="T13"> realiza</text:span><text:span text:style-name="T13">rá</text:span><text:span text:style-name="T13"> utilizando la plantilla disponible en MADEJA,</text:span><text:span text:style-name="T14"> con el siguiente contenido:</text:span></text:p>
      <text:list xml:id="list29217576" text:style-name="L14">
        <text:list-item>
          <text:p text:style-name="P52">Introducción</text:p>
          <text:list>
            <text:list-item>
              <text:p text:style-name="P52">Alcance</text:p>
            </text:list-item>
            <text:list-item>
              <text:p text:style-name="P57">Objetivos</text:p>
            </text:list-item>
          </text:list>
        </text:list-item>
        <text:list-item>
          <text:p text:style-name="P73"><text:span text:style-name="T8">I</text:span><text:span text:style-name="T8">nformación del Dominio del Problema</text:span></text:p>
          <text:list>
            <text:list-item>
              <text:p text:style-name="P52">Introducción al Dominio del Problema</text:p>
            </text:list-item>
            <text:list-item>
              <text:p text:style-name="P52">Glosario de Términos</text:p>
            </text:list-item>
          </text:list>
        </text:list-item>
        <text:list-item>
          <text:p text:style-name="P73"><text:span text:style-name="T11">C</text:span><text:span text:style-name="T11">atálogo de requisitos del sistema a desarrollar</text:span></text:p>
          <text:list>
            <text:list-item>
              <text:p text:style-name="P52">Requisitos Generales del Sistema</text:p>
            </text:list-item>
            <text:list-item>
              <text:p text:style-name="P52"><text:soft-page-break/>Casos de uso del Sistema</text:p>
              <text:list>
                <text:list-item>
                  <text:p text:style-name="P52">Diagramas de Casos de Uso del Sistema</text:p>
                </text:list-item>
                <text:list-item>
                  <text:p text:style-name="P52">Especificación de Actores del Sistema</text:p>
                </text:list-item>
                <text:list-item>
                  <text:p text:style-name="P52">Especificación de Casos de Uso del Sistema</text:p>
                </text:list-item>
              </text:list>
            </text:list-item>
            <text:list-item>
              <text:p text:style-name="P73"><text:span text:style-name="T11">R</text:span><text:span text:style-name="T11">equisitos Funcionales del Sistema</text:span></text:p>
              <text:list>
                <text:list-item>
                  <text:p text:style-name="P52">Requisitos de Información del Sistema</text:p>
                </text:list-item>
                <text:list-item>
                  <text:p text:style-name="P52">Requisitos de Reglas de Negocio del Sistema</text:p>
                </text:list-item>
                <text:list-item>
                  <text:p text:style-name="P52">Requisitos de Conducta del Sistema</text:p>
                </text:list-item>
              </text:list>
            </text:list-item>
            <text:list-item>
              <text:p text:style-name="P73"><text:span text:style-name="T11">Re</text:span><text:span text:style-name="T11">quisitos No Funcionales del Sistema</text:span></text:p>
              <text:list>
                <text:list-item>
                  <text:p text:style-name="P52">Requisitos de Fiabilidad</text:p>
                </text:list-item>
                <text:list-item>
                  <text:p text:style-name="P52">Requisitos de Usabilidad</text:p>
                </text:list-item>
                <text:list-item>
                  <text:p text:style-name="P52">Requisitos de Eficiencia</text:p>
                </text:list-item>
                <text:list-item>
                  <text:p text:style-name="P52">Requisitos de Mantenibilidad</text:p>
                </text:list-item>
                <text:list-item>
                  <text:p text:style-name="P52">Requisitos de Portabilidad</text:p>
                </text:list-item>
                <text:list-item>
                  <text:p text:style-name="P52">Requisitos de Seguridad</text:p>
                </text:list-item>
                <text:list-item>
                  <text:p text:style-name="P52">Otros Requisitos No Funcionales</text:p>
                </text:list-item>
              </text:list>
            </text:list-item>
            <text:list-item>
              <text:p text:style-name="P73"><text:span text:style-name="T11">Re</text:span><text:span text:style-name="T11">stricciones Técnicas del Sistema</text:span></text:p>
            </text:list-item>
            <text:list-item>
              <text:p text:style-name="P52">Requisitos de Integración del Sistema</text:p>
            </text:list-item>
            <text:list-item>
              <text:p text:style-name="P52">Información Sobre Trazabilidad</text:p>
            </text:list-item>
          </text:list>
        </text:list-item>
        <text:list-item>
          <text:p text:style-name="P73"><text:span text:style-name="T6">A</text:span><text:span text:style-name="T6">NEXOS</text:span></text:p>
        </text:list-item>
      </text:list>
      <text:h text:style-name="P92" text:outline-level="3"><text:bookmark-start text:name="__RefHeading__2714_1258605006"/>Documento de Análisis del Sistema<text:bookmark-end text:name="__RefHeading__2714_1258605006"/></text:h>
      <text:p text:style-name="Standard">Se<text:span text:style-name="T10"> realiza</text:span><text:span text:style-name="T10">rá</text:span><text:span text:style-name="T10"> utilizando la plantilla disponible en MADEJA,</text:span><text:span text:style-name="T9"> con el siguiente contenido:</text:span></text:p>
      <text:list xml:id="list29238275" text:style-name="L15">
        <text:list-item>
          <text:p text:style-name="P53">Introducción</text:p>
          <text:list>
            <text:list-item>
              <text:p text:style-name="P53">Alcance</text:p>
            </text:list-item>
            <text:list-item>
              <text:p text:style-name="P53">Objetivos</text:p>
            </text:list-item>
          </text:list>
        </text:list-item>
        <text:list-item>
          <text:p text:style-name="P74"><text:span text:style-name="T11">A</text:span><text:span text:style-name="T11">rquitectura Lógica del Sistema</text:span></text:p>
          <text:list>
            <text:list-item>
              <text:p text:style-name="P53">Diagramas de la Arquitectura Lógica del Sistema</text:p>
            </text:list-item>
            <text:list-item>
              <text:p text:style-name="P53">Descripción de la Arquitectura Lógica de Sistema</text:p>
            </text:list-item>
          </text:list>
        </text:list-item>
        <text:list-item>
          <text:p text:style-name="P74"><text:span text:style-name="T11">M</text:span><text:span text:style-name="T11">odelo de Clases del Sistema</text:span></text:p>
          <text:list>
            <text:list-item>
              <text:p text:style-name="P53">Diagramas de Clases del Sistema</text:p>
            </text:list-item>
            <text:list-item>
              <text:p text:style-name="P53">Descripción de las Clases del Sistema</text:p>
            </text:list-item>
          </text:list>
        </text:list-item>
        <text:list-item>
          <text:p text:style-name="P74"><text:span text:style-name="T11">M</text:span><text:span text:style-name="T11">odelo de Casos de Uso del Sistema</text:span></text:p>
          <text:list>
            <text:list-item>
              <text:p text:style-name="P53">Diagramas de Secuencia y Flujos de Trabajo del Sistema</text:p>
            </text:list-item>
            <text:list-item>
              <text:p text:style-name="P53">Descripción de los Diagramas de Secuencia y Flujos de Trabajo del Sistema</text:p>
            </text:list-item>
          </text:list>
        </text:list-item>
        <text:list-item>
          <text:p text:style-name="P74"><text:span text:style-name="T11">I</text:span><text:span text:style-name="T11">nterfaz de Servicios del Sistema</text:span></text:p>
          <text:list>
            <text:list-item>
              <text:p text:style-name="P53">Diagramas de la Interfaz de Servicios del Sistema</text:p>
            </text:list-item>
            <text:list-item>
              <text:p text:style-name="P53">Descripción de la Interfaz de Servicios del Sistema</text:p>
            </text:list-item>
            <text:list-item>
              <text:p text:style-name="P53">Servicios Consumidos por el Sistema</text:p>
            </text:list-item>
          </text:list>
        </text:list-item>
        <text:list-item>
          <text:p text:style-name="P74"><text:span text:style-name="T11">I</text:span><text:span text:style-name="T11">nformación sobre Trazabilidad</text:span></text:p>
        </text:list-item>
        <text:list-item>
          <text:p text:style-name="P53">ANEXOS</text:p>
        </text:list-item>
      </text:list>
      <text:h text:style-name="P92" text:outline-level="3"><text:bookmark-start text:name="__RefHeading__2716_1258605006"/>Documento de Diseño del Sistema<text:bookmark-end text:name="__RefHeading__2716_1258605006"/></text:h>
      <text:p text:style-name="Standard">Se <text:span text:style-name="T8">realiza</text:span><text:span text:style-name="T8">rá</text:span><text:span text:style-name="T8"> utilizando la plantilla disponible en MADEJA,</text:span><text:span text:style-name="T7"> con el siguiente contenido:</text:span></text:p>
      <text:list xml:id="list29227983" text:style-name="L16">
        <text:list-item>
          <text:p text:style-name="P60">Introducción</text:p>
          <text:list>
            <text:list-item>
              <text:p text:style-name="P63">Alcance</text:p>
            </text:list-item>
            <text:list-item>
              <text:p text:style-name="P63">Objetivos</text:p>
            </text:list-item>
          </text:list>
        </text:list-item>
        <text:list-item>
          <text:p text:style-name="P75"><text:span text:style-name="T12">D</text:span><text:span text:style-name="T12">escripción del Entorno Técnológico</text:span></text:p>
          <text:list>
            <text:list-item>
              <text:p text:style-name="P63"><text:soft-page-break/>Elementos de la Infraestructura</text:p>
            </text:list-item>
            <text:list-item>
              <text:p text:style-name="P63">Restricciones Técnicas</text:p>
            </text:list-item>
            <text:list-item>
              <text:p text:style-name="P63">Planificación de Capacidades</text:p>
            </text:list-item>
          </text:list>
        </text:list-item>
        <text:list-item>
          <text:p text:style-name="P75"><text:span text:style-name="T12">D</text:span><text:span text:style-name="T12">efinición de la Arquitectura del Sistema</text:span></text:p>
          <text:list>
            <text:list-item>
              <text:p text:style-name="P63">Definición de Niveles de Arquitectura del Sistema</text:p>
            </text:list-item>
            <text:list-item>
              <text:p text:style-name="P63">Distribución del Sistema</text:p>
            </text:list-item>
            <text:list-item>
              <text:p text:style-name="P63">Patrones de Diseño y Buenas Prácticas</text:p>
            </text:list-item>
          </text:list>
        </text:list-item>
        <text:list-item>
          <text:p text:style-name="P75"><text:span text:style-name="T12">Di</text:span><text:span text:style-name="T12">seño del Modelo de Clases del Sistema</text:span></text:p>
          <text:list>
            <text:list-item>
              <text:p text:style-name="P63">Diseño de la Lógica de Negocio (Model)</text:p>
            </text:list-item>
            <text:list-item>
              <text:p text:style-name="P63">Diseño del Controlador (Controller)</text:p>
            </text:list-item>
            <text:list-item>
              <text:p text:style-name="P63">Diseño de la Vista (View)</text:p>
            </text:list-item>
            <text:list-item>
              <text:p text:style-name="P63">Diseño de la Persistencia</text:p>
            </text:list-item>
          </text:list>
        </text:list-item>
        <text:list-item>
          <text:p text:style-name="P75"><text:span text:style-name="T12">M</text:span><text:span text:style-name="T12">odelo Físico de Datos</text:span></text:p>
          <text:list>
            <text:list-item>
              <text:p text:style-name="P63">Modelo Físico de Datos</text:p>
            </text:list-item>
          </text:list>
        </text:list-item>
        <text:list-item>
          <text:p text:style-name="P75"><text:span text:style-name="T7">D</text:span><text:span text:style-name="T8">efinición Interfaz de Servicios del Sistema</text:span></text:p>
          <text:list>
            <text:list-item>
              <text:p text:style-name="P63">Definición de la Interfaz de Servicios del Sistema</text:p>
            </text:list-item>
            <text:list-item>
              <text:p text:style-name="P63">Servicios Consumidos por el Sistema</text:p>
            </text:list-item>
          </text:list>
        </text:list-item>
        <text:list-item>
          <text:p text:style-name="P75"><text:span text:style-name="T12">I</text:span><text:span text:style-name="T12">nformación sobre Trazabilidad</text:span></text:p>
        </text:list-item>
        <text:list-item>
          <text:p text:style-name="P76">ANEXOS</text:p>
        </text:list-item>
      </text:list>
      <text:h text:style-name="P88" text:outline-level="2"><text:bookmark-start text:name="__RefHeading__2718_1258605006"/>CSA<text:bookmark-end text:name="__RefHeading__2718_1258605006"/></text:h>
      <text:h text:style-name="P92" text:outline-level="3"><text:bookmark-start text:name="__RefHeading__2720_1258605006"/>Documento de Requisitos del Sistema<text:bookmark-end text:name="__RefHeading__2720_1258605006"/></text:h>
      <text:p text:style-name="P15"><text:span text:style-name="T18">Se realiza</text:span><text:span text:style-name="T18">rá</text:span><text:span text:style-name="T18"> utilizando la plantilla disponible en MADEJA,</text:span><text:span text:style-name="T19"> con el siguiente contenido:</text:span></text:p>
      <text:list xml:id="list29213063" text:style-name="L17">
        <text:list-item>
          <text:p text:style-name="P54">Introducción</text:p>
          <text:list>
            <text:list-item>
              <text:p text:style-name="P54">Alcance</text:p>
            </text:list-item>
            <text:list-item>
              <text:p text:style-name="P58">Objetivos</text:p>
            </text:list-item>
          </text:list>
        </text:list-item>
        <text:list-item>
          <text:p text:style-name="P80"><text:span text:style-name="T8">I</text:span><text:span text:style-name="T8">nformación del Dominio del Problema</text:span></text:p>
          <text:list>
            <text:list-item>
              <text:p text:style-name="P54">Introducción al Dominio del Problema</text:p>
            </text:list-item>
            <text:list-item>
              <text:p text:style-name="P54">Glosario de Términos</text:p>
            </text:list-item>
          </text:list>
        </text:list-item>
        <text:list-item>
          <text:p text:style-name="P80"><text:span text:style-name="T11">C</text:span><text:span text:style-name="T11">atálogo de requisitos del sistema a desarrollar</text:span></text:p>
          <text:list>
            <text:list-item>
              <text:p text:style-name="P54">Requisitos Generales del Sistema</text:p>
            </text:list-item>
            <text:list-item>
              <text:p text:style-name="P80"><text:span text:style-name="T11">C</text:span><text:span text:style-name="T11">asos de uso del Sistema</text:span></text:p>
              <text:list>
                <text:list-item>
                  <text:p text:style-name="P54">Diagramas de Casos de Uso del Sistema</text:p>
                </text:list-item>
                <text:list-item>
                  <text:p text:style-name="P54">Especificación de Actores del Sistema</text:p>
                </text:list-item>
                <text:list-item>
                  <text:p text:style-name="P54">Especificación de Casos de Uso del Sistema</text:p>
                </text:list-item>
              </text:list>
            </text:list-item>
            <text:list-item>
              <text:p text:style-name="P80"><text:span text:style-name="T11">R</text:span><text:span text:style-name="T11">equisitos Funcionales del Sistema</text:span></text:p>
              <text:list>
                <text:list-item>
                  <text:p text:style-name="P54">Requisitos de Información del Sistema</text:p>
                </text:list-item>
                <text:list-item>
                  <text:p text:style-name="P54">Requisitos de Reglas de Negocio del Sistema</text:p>
                </text:list-item>
                <text:list-item>
                  <text:p text:style-name="P54">Requisitos de Conducta del Sistema</text:p>
                </text:list-item>
              </text:list>
            </text:list-item>
            <text:list-item>
              <text:p text:style-name="P80">R<text:span text:style-name="T11">equisitos No Funcionales del Sistema</text:span></text:p>
              <text:list>
                <text:list-item>
                  <text:p text:style-name="P54">Requisitos de Fiabilidad</text:p>
                </text:list-item>
                <text:list-item>
                  <text:p text:style-name="P54">Requisitos de Usabilidad</text:p>
                </text:list-item>
                <text:list-item>
                  <text:p text:style-name="P54">Requisitos de Eficiencia</text:p>
                </text:list-item>
                <text:list-item>
                  <text:p text:style-name="P54">Requisitos de Mantenibilidad</text:p>
                </text:list-item>
                <text:list-item>
                  <text:p text:style-name="P54">Requisitos de Portabilidad</text:p>
                </text:list-item>
                <text:list-item>
                  <text:p text:style-name="P54">Requisitos de Seguridad</text:p>
                </text:list-item>
                <text:list-item>
                  <text:p text:style-name="P54"><text:soft-page-break/>Otros Requisitos No Funcionales</text:p>
                </text:list-item>
              </text:list>
            </text:list-item>
            <text:list-item>
              <text:p text:style-name="P80"><text:span text:style-name="T11">R</text:span><text:span text:style-name="T11">estricciones Técnicas del Sistema</text:span></text:p>
            </text:list-item>
            <text:list-item>
              <text:p text:style-name="P54">Requisitos de Integración del Sistema</text:p>
            </text:list-item>
            <text:list-item>
              <text:p text:style-name="P54">Información Sobre Trazabilidad</text:p>
            </text:list-item>
          </text:list>
        </text:list-item>
        <text:list-item>
          <text:p text:style-name="P79">ANEXOS</text:p>
        </text:list-item>
      </text:list>
      <text:h text:style-name="P92" text:outline-level="3"><text:bookmark-start text:name="__RefHeading__2722_1258605006"/>Documento de Análisis del Sistema<text:bookmark-end text:name="__RefHeading__2722_1258605006"/></text:h>
      <text:p text:style-name="P15"><text:span text:style-name="T18">Se realiza</text:span><text:span text:style-name="T18">rá</text:span><text:span text:style-name="T18"> utilizando la plantilla disponible en MADEJA,</text:span><text:span text:style-name="T19"> con el siguiente contenido:</text:span></text:p>
      <text:list xml:id="list29213832" text:style-name="L18">
        <text:list-item>
          <text:p text:style-name="P55">Introducción</text:p>
          <text:list>
            <text:list-item>
              <text:p text:style-name="P55">Alcance</text:p>
            </text:list-item>
            <text:list-item>
              <text:p text:style-name="P55">Objetivos</text:p>
            </text:list-item>
          </text:list>
        </text:list-item>
        <text:list-item>
          <text:p text:style-name="P81"><text:span text:style-name="T11">A</text:span><text:span text:style-name="T11">rquitectura Lógica del Sistema</text:span></text:p>
          <text:list>
            <text:list-item>
              <text:p text:style-name="P55">Diagramas de la Arquitectura Lógica del Sistema</text:p>
            </text:list-item>
            <text:list-item>
              <text:p text:style-name="P55">Descripción de la Arquitectura Lógica del Sistema</text:p>
            </text:list-item>
          </text:list>
        </text:list-item>
        <text:list-item>
          <text:p text:style-name="P81"><text:span text:style-name="T11">M</text:span><text:span text:style-name="T11">odelo de Clases del Sistema</text:span></text:p>
          <text:list>
            <text:list-item>
              <text:p text:style-name="P55">Diagramas de Clases del Sistema</text:p>
            </text:list-item>
            <text:list-item>
              <text:p text:style-name="P55">Descripción de las Clases del Sistema</text:p>
            </text:list-item>
          </text:list>
        </text:list-item>
        <text:list-item>
          <text:p text:style-name="P81"><text:span text:style-name="T11">Mo</text:span><text:span text:style-name="T11">delo de Casos de Uso del Sistema</text:span></text:p>
          <text:list>
            <text:list-item>
              <text:p text:style-name="P55">Diagramas de Secuencia y Flujos de Trabajo del Sistema</text:p>
            </text:list-item>
            <text:list-item>
              <text:p text:style-name="P55">Descripción de los Diagramas de Secuencia y Flujos de Trabajo del Sistema</text:p>
            </text:list-item>
          </text:list>
        </text:list-item>
        <text:list-item>
          <text:p text:style-name="P55">Interfaz de Servicios del Sistema</text:p>
          <text:list>
            <text:list-item>
              <text:p text:style-name="P55">Diagramas de la Interfaz de Servicios del Sistema</text:p>
            </text:list-item>
            <text:list-item>
              <text:p text:style-name="P55">Descripción de la Interfaz de Servicios del Sistema</text:p>
            </text:list-item>
            <text:list-item>
              <text:p text:style-name="P55">Servicios Consumidos por el Sistema</text:p>
            </text:list-item>
          </text:list>
        </text:list-item>
        <text:list-item>
          <text:p text:style-name="P55">Información sobre Trazabilidad</text:p>
        </text:list-item>
        <text:list-item>
          <text:p text:style-name="P77">ANEXOS</text:p>
        </text:list-item>
      </text:list>
      <text:h text:style-name="P92" text:outline-level="3"><text:bookmark-start text:name="__RefHeading__2724_1258605006"/>Documento de Diseño del Sistema<text:bookmark-end text:name="__RefHeading__2724_1258605006"/></text:h>
      <text:p text:style-name="P16"><text:span text:style-name="T17">Se realiza</text:span><text:span text:style-name="T17">rá</text:span><text:span text:style-name="T17"> utilizando la plantilla disponible en MADEJA,</text:span><text:span text:style-name="T16"> con el siguiente contenido:</text:span></text:p>
      <text:list xml:id="list29215935" text:style-name="L19">
        <text:list-item>
          <text:p text:style-name="P61">Introducción</text:p>
          <text:list>
            <text:list-item>
              <text:p text:style-name="P64">Alcance</text:p>
            </text:list-item>
            <text:list-item>
              <text:p text:style-name="P64">Objetivos</text:p>
            </text:list-item>
          </text:list>
        </text:list-item>
        <text:list-item>
          <text:p text:style-name="P64">Descripción del Entorno Técnológico</text:p>
          <text:list>
            <text:list-item>
              <text:p text:style-name="P64">Elementos de la Infraestructura</text:p>
            </text:list-item>
            <text:list-item>
              <text:p text:style-name="P64">Restricciones Técnicas</text:p>
            </text:list-item>
            <text:list-item>
              <text:p text:style-name="P64">Planificación de Capacidades</text:p>
            </text:list-item>
          </text:list>
        </text:list-item>
        <text:list-item>
          <text:p text:style-name="P64">Definición de la Arquitectura del Sistema</text:p>
          <text:list>
            <text:list-item>
              <text:p text:style-name="P64">Definición de Niveles de Arquitectura del Sistema</text:p>
            </text:list-item>
            <text:list-item>
              <text:p text:style-name="P64">Distribución del Sistema</text:p>
            </text:list-item>
            <text:list-item>
              <text:p text:style-name="P64">Patrones de Diseño y Buenas Prácticas</text:p>
            </text:list-item>
          </text:list>
        </text:list-item>
        <text:list-item>
          <text:p text:style-name="P64">Modelo Físico de Datos</text:p>
          <text:list>
            <text:list-item>
              <text:p text:style-name="P64">Modelo Físico de Datos</text:p>
            </text:list-item>
          </text:list>
        </text:list-item>
        <text:list-item>
          <text:p text:style-name="P59">Definición Interfaz de Servicios del Sistema</text:p>
          <text:list>
            <text:list-item>
              <text:p text:style-name="P64">Definición de la Interfaz de Servicios del Sistema</text:p>
            </text:list-item>
            <text:list-item>
              <text:p text:style-name="P64">Servicios Consumidos por el Sistema</text:p>
            </text:list-item>
          </text:list>
        </text:list-item>
        <text:list-item>
          <text:p text:style-name="P64">Información sobre Trazabilidad</text:p>
        </text:list-item>
        <text:list-item>
          <text:p text:style-name="P78">ANEXOS</text:p>
        </text:list-item>
      </text:list>
      <text:h text:style-name="P88" text:outline-level="2"><text:bookmark-start text:name="__RefHeading__2726_1258605006"/><text:soft-page-break/>Funambol para MS Outlook<text:bookmark-end text:name="__RefHeading__2726_1258605006"/></text:h>
      <text:h text:style-name="P93" text:outline-level="3"><text:bookmark-start text:name="__RefHeading__2728_1258605006"/>Documento de desarrollo<text:bookmark-end text:name="__RefHeading__2728_1258605006"/></text:h>
      <text:p text:style-name="P11">Se re<text:span text:style-name="T17">aliza un documento que recoja el origen y evolución del plugin,</text:span><text:span text:style-name="T16"> con el siguiente contenido:</text:span></text:p>
      <text:p text:style-name="P14"/>
      <text:list xml:id="list29235040" text:style-name="L20">
        <text:list-item>
          <text:p text:style-name="P62">Introducción</text:p>
          <text:list>
            <text:list-item>
              <text:p text:style-name="P62">Objeto</text:p>
            </text:list-item>
            <text:list-item>
              <text:p text:style-name="P62">Alcance</text:p>
            </text:list-item>
          </text:list>
        </text:list-item>
        <text:list-item>
          <text:p text:style-name="P62">Descripción del Sistema</text:p>
          <text:list>
            <text:list-item>
              <text:p text:style-name="P62">Origen</text:p>
            </text:list-item>
            <text:list-item>
              <text:p text:style-name="P62">Evolución</text:p>
              <text:list>
                <text:list-item>
                  <text:p text:style-name="P62">Motivo del cambio</text:p>
                </text:list-item>
                <text:list-item>
                  <text:p text:style-name="P62">Cambio realizado</text:p>
                </text:list-item>
              </text:list>
            </text:list-item>
            <text:list-item>
              <text:p text:style-name="P62">Referencia documento instalación</text:p>
            </text:list-item>
          </text:list>
        </text:list-item>
      </text:list>
      <text:h text:style-name="P88" text:outline-level="2"><text:bookmark-start text:name="__RefHeading__2730_1258605006"/>Ag@ta Addressbook Connector<text:bookmark-end text:name="__RefHeading__2730_1258605006"/></text:h>
      <text:h text:style-name="P93" text:outline-level="3"><text:bookmark-start text:name="__RefHeading__2732_1258605006"/>Documento de desarrollo<text:bookmark-end text:name="__RefHeading__2732_1258605006"/></text:h>
      <text:p text:style-name="P11">Se re<text:span text:style-name="T17">aliza un documento que recoja el origen y evolución del plugin,</text:span><text:span text:style-name="T16"> con el siguiente contenido:</text:span></text:p>
      <text:p text:style-name="P14"/>
      <text:list xml:id="list29488358" text:continue-numbering="true" text:style-name="L20">
        <text:list-item>
          <text:p text:style-name="P62">Introducción</text:p>
          <text:list>
            <text:list-item>
              <text:p text:style-name="P62">Objeto</text:p>
            </text:list-item>
            <text:list-item>
              <text:p text:style-name="P62">Alcance</text:p>
            </text:list-item>
          </text:list>
        </text:list-item>
        <text:list-item>
          <text:p text:style-name="P62">Descripción del Sistema</text:p>
          <text:list>
            <text:list-item>
              <text:p text:style-name="P62">Origen</text:p>
            </text:list-item>
            <text:list-item>
              <text:p text:style-name="P62">Evolución</text:p>
              <text:list>
                <text:list-item>
                  <text:p text:style-name="P62">Motivo del cambio</text:p>
                </text:list-item>
                <text:list-item>
                  <text:p text:style-name="P62">Cambio realizado</text:p>
                </text:list-item>
              </text:list>
            </text:list-item>
            <text:list-item>
              <text:p text:style-name="P62">Referencia documento instalación</text:p>
            </text:list-item>
          </text:list>
        </text:list-item>
      </text:list>
      <text:h text:style-name="P84" text:outline-level="1"><text:bookmark-start text:name="__RefHeading__2734_1258605006"/>Estimación de la documentación<text:bookmark-end text:name="__RefHeading__2734_1258605006"/></text:h>
      <text:p text:style-name="P13">A continuación se muestra una tabla resumen con la estimación de cada uno de los documentos a generar:</text:p>
      <text:p text:style-name="P13"/>
      <table:table table:name="Estimaciones" table:style-name="Estimaciones">
        <table:table-column table:style-name="Estimaciones.A"/>
        <table:table-column table:style-name="Estimaciones.B"/>
        <table:table-column table:style-name="Estimaciones.C"/>
        <table:table-row>
          <table:table-cell table:style-name="Estimaciones.A1" office:value-type="string">
            <text:p text:style-name="P25">Subsistema</text:p>
          </table:table-cell>
          <table:table-cell table:style-name="Estimaciones.A1" office:value-type="string">
            <text:p text:style-name="P25">Documento</text:p>
          </table:table-cell>
          <table:table-cell table:style-name="Estimaciones.C1" office:value-type="string">
            <text:p text:style-name="P25">Estimación (horas)</text:p>
          </table:table-cell>
        </table:table-row>
        <table:table-row>
          <table:table-cell table:style-name="Estimaciones.A2" office:value-type="string">
            <text:p text:style-name="P29">General</text:p>
          </table:table-cell>
          <table:table-cell table:style-name="Estimaciones.B13" office:value-type="string">
            <text:p text:style-name="P29">Documento de Definición y Arquitectura</text:p>
          </table:table-cell>
          <table:table-cell table:style-name="Estimaciones.C2" office:value-type="string">
            <text:p text:style-name="P29">8</text:p>
          </table:table-cell>
        </table:table-row>
        <table:table-row>
          <table:table-cell table:style-name="Estimaciones.A3" office:value-type="string">
            <text:p text:style-name="P29">SAD</text:p>
          </table:table-cell>
          <table:table-cell table:style-name="Estimaciones.B3" office:value-type="string">
            <text:p text:style-name="P29">Manual de Instalación (Incluir apartado script instalación)</text:p>
          </table:table-cell>
          <table:table-cell table:style-name="Estimaciones.C3" office:value-type="string">
            <text:p text:style-name="P29">2</text:p>
          </table:table-cell>
        </table:table-row>
        <table:table-row>
          <table:table-cell table:style-name="Estimaciones.A4" office:value-type="string">
            <text:p text:style-name="P29">SAD</text:p>
          </table:table-cell>
          <table:table-cell table:style-name="Estimaciones.B13" office:value-type="string">
            <text:p text:style-name="P29">Manual de Actualización (Incluir apartado script instalación)</text:p>
          </table:table-cell>
          <table:table-cell table:style-name="Estimaciones.C4" office:value-type="string">
            <text:p text:style-name="P29">2</text:p>
          </table:table-cell>
        </table:table-row>
        <table:table-row>
          <table:table-cell table:style-name="Estimaciones.A5" office:value-type="string">
            <text:p text:style-name="P29">SAD</text:p>
          </table:table-cell>
          <table:table-cell table:style-name="Estimaciones.B13" office:value-type="string">
            <text:p text:style-name="P29">Manual de usuario</text:p>
          </table:table-cell>
          <table:table-cell table:style-name="Estimaciones.C5" office:value-type="string">
            <text:p text:style-name="P29">54</text:p>
          </table:table-cell>
        </table:table-row>
        <table:table-row>
          <table:table-cell table:style-name="Estimaciones.A6" office:value-type="string">
            <text:p text:style-name="P29">SAD</text:p>
          </table:table-cell>
          <table:table-cell table:style-name="Estimaciones.B13" office:value-type="string">
            <text:p text:style-name="P29">Manual de Administración</text:p>
          </table:table-cell>
          <table:table-cell table:style-name="Estimaciones.C6" office:value-type="string">
            <text:p text:style-name="P29">25</text:p>
          </table:table-cell>
        </table:table-row>
        <table:table-row>
          <table:table-cell table:style-name="Estimaciones.A7" office:value-type="string">
            <text:p text:style-name="P29">SAD</text:p>
          </table:table-cell>
          <table:table-cell table:style-name="Estimaciones.B13" office:value-type="string">
            <text:p text:style-name="P29">Documento de Requisitos del Sistema</text:p>
          </table:table-cell>
          <table:table-cell table:style-name="Estimaciones.C7" office:value-type="string">
            <text:p text:style-name="P29">60</text:p>
          </table:table-cell>
        </table:table-row>
        <table:table-row>
          <table:table-cell table:style-name="Estimaciones.A8" office:value-type="string">
            <text:p text:style-name="P29">SAD</text:p>
          </table:table-cell>
          <table:table-cell table:style-name="Estimaciones.B13" office:value-type="string">
            <text:p text:style-name="P29">Documento de Análisis del Sistema</text:p>
          </table:table-cell>
          <table:table-cell table:style-name="Estimaciones.C8" office:value-type="string">
            <text:p text:style-name="P29">60</text:p>
          </table:table-cell>
        </table:table-row>
        <table:table-row>
          <table:table-cell table:style-name="Estimaciones.A9" office:value-type="string">
            <text:p text:style-name="P29">SAD</text:p>
          </table:table-cell>
          <table:table-cell table:style-name="Estimaciones.B13" office:value-type="string">
            <text:p text:style-name="P29">Documento de Diseño del Sistema</text:p>
          </table:table-cell>
          <table:table-cell table:style-name="Estimaciones.C9" office:value-type="string">
            <text:p text:style-name="P29">40</text:p>
          </table:table-cell>
        </table:table-row>
        <table:table-row>
          <table:table-cell table:style-name="Estimaciones.A10" office:value-type="string">
            <text:p text:style-name="P29">CSA</text:p>
          </table:table-cell>
          <table:table-cell table:style-name="Estimaciones.B10" office:value-type="string">
            <text:p text:style-name="P29">Documento de Requisitos del Sistema</text:p>
          </table:table-cell>
          <table:table-cell table:style-name="Estimaciones.C10" office:value-type="string">
            <text:p text:style-name="P29">60</text:p>
          </table:table-cell>
        </table:table-row>
        <table:table-row>
          <table:table-cell table:style-name="Estimaciones.A13" office:value-type="string">
            <text:p text:style-name="P29">CSA</text:p>
          </table:table-cell>
          <table:table-cell table:style-name="Estimaciones.B13" office:value-type="string">
            <text:p text:style-name="P29">Documento de Análisis del Sistema</text:p>
          </table:table-cell>
          <table:table-cell table:style-name="Estimaciones.C13" office:value-type="string">
            <text:p text:style-name="P29">40</text:p>
          </table:table-cell>
        </table:table-row>
        <table:table-row>
          <table:table-cell table:style-name="Estimaciones.A13" office:value-type="string">
            <text:p text:style-name="P29">CSA</text:p>
          </table:table-cell>
          <table:table-cell table:style-name="Estimaciones.B13" office:value-type="string">
            <text:p text:style-name="P29">Documento de Diseño del Sistema</text:p>
          </table:table-cell>
          <table:table-cell table:style-name="Estimaciones.C13" office:value-type="string">
            <text:p text:style-name="P29">40</text:p>
          </table:table-cell>
        </table:table-row>
        <table:table-row>
          <table:table-cell table:style-name="Estimaciones.A13" office:value-type="string">
            <text:p text:style-name="P29">Ag@ta Addressbook Connector</text:p>
          </table:table-cell>
          <table:table-cell table:style-name="Estimaciones.B13" office:value-type="string">
            <text:p text:style-name="P29">Documento de Desarrollo</text:p>
          </table:table-cell>
          <table:table-cell table:style-name="Estimaciones.C13" office:value-type="string">
            <text:p text:style-name="P29">8</text:p>
          </table:table-cell>
        </table:table-row>
        <table:table-row>
          <table:table-cell table:style-name="Estimaciones.A14" office:value-type="string">
            <text:p text:style-name="P29">Funambol para MS Outlook</text:p>
          </table:table-cell>
          <table:table-cell table:style-name="Estimaciones.B14" office:value-type="string">
            <text:p text:style-name="P29">Documento de Desarrollo</text:p>
          </table:table-cell>
          <table:table-cell table:style-name="Estimaciones.C14" office:value-type="string">
            <text:p text:style-name="P29">8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Eras Md BT1" svg:font-family="'Eras Md BT'"/>
    <style:font-face style:name="NewsGotT1" svg:font-family="NewsGotT"/>
    <style:font-face style:name="OpenSymbol" svg:font-family="OpenSymbol"/>
    <style:font-face style:name="Tahoma2" svg:font-family="Tahoma"/>
    <style:font-face style:name="NewsGotT3" svg:font-family="NewsGotT" style:font-pitch="variable"/>
    <style:font-face style:name="NewsGotT2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2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loext:contextual-spacing="false" fo:margin="100%"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loext:contextual-spacing="false"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loext:contextual-spacing="false" fo:margin-top="0cm" fo:margin-bottom="0cm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loext:contextual-spacing="false"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loext:contextual-spacing="false"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Texto_20_2" style:display-name="Texto 2" style:family="paragraph" style:parent-style-name="Text_20_body">
      <style:paragraph-properties loext:contextual-spacing="false" fo:margin="100%" fo:margin-left="0.75cm" fo:margin-right="0cm" fo:margin-top="0cm" fo:margin-bottom="0cm" fo:text-indent="0cm" style:auto-text-indent="false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loext:contextual-spacing="false"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loext:contextual-spacing="false"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3"><draw:image xlink:href="Pictures/1000000000000119000000C5DFE954A6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AG@TAv2</text:subject></text:p>
              <text:p text:style-name="MP3"><text:title>Transferencia de Conocimiento</text:title></text:p>
            </table:table-cell>
            <table:table-cell table:style-name="Tabla2.C1" office:value-type="string">
              <text:p text:style-name="MP4"><text:user-defined style:data-style-name="N0" text:name="Departamento">Consejería de Hacienda y Administración Públic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3</text:page-number> de <text:page-count>23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C732778D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4T14:05:45</meta:creation-date>
    <meta:editing-cycles>134</meta:editing-cycles>
    <meta:editing-duration>PT11H36M51S</meta:editing-duration>
    <dc:title>Transferencia de Conocimiento</dc:title>
    <dc:date>2015-07-31T09:31:13.66</dc:date>
    <meta:generator>LibreOffice/3.5$Windows_x86 LibreOffice_project/235ab8a-3802056-4a8fed3-2d66ea8-e241b80</meta:generator>
    <meta:keyword>0100</meta:keyword>
    <dc:subject>AG@TAv2</dc:subject>
    <meta:print-date>2010-01-15T17:08:07</meta:print-date>
    <dc:creator>GMV </dc:creator>
    <meta:document-statistic meta:table-count="6" meta:image-count="3" meta:object-count="0" meta:page-count="23" meta:paragraph-count="752" meta:word-count="3966" meta:character-count="22892" meta:non-whitespace-character-count="21406"/>
    <meta:user-defined meta:name="Departamento">Consejería de Hacienda y Administración Pública</meta:user-defined>
  </office:meta>
</office:document-meta>
</file>